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Default" style:data-style-name="N0">
      <style:table-cell-properties fo:background-color="#F8CBAD"/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2F2F2"/>
      <style:text-properties style:font-name="Calibri" style:font-name-asian="Calibri" style:font-name-complex="Calibri"/>
    </style:style>
    <style:style style:name="ce4" style:family="table-cell" style:parent-style-name="Default" style:data-style-name="N37"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1.11125cm" style:use-optimal-column-width="true"/>
    </style:style>
    <style:style style:name="co2" style:family="table-column">
      <style:table-column-properties fo:break-before="auto" style:column-width="1.48166666666667cm" style:use-optimal-column-width="true"/>
    </style:style>
    <style:style style:name="co3" style:family="table-column">
      <style:table-column-properties fo:break-before="auto" style:column-width="1.95791666666667cm" style:use-optimal-column-width="true"/>
    </style:style>
    <style:style style:name="co4" style:family="table-column">
      <style:table-column-properties fo:break-before="auto" style:column-width="2.01083333333333cm" style:use-optimal-column-width="true"/>
    </style:style>
    <style:style style:name="co5" style:family="table-column">
      <style:table-column-properties fo:break-before="auto" style:column-width="1.45520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24354166666667cm"/>
    </style:style>
    <style:style style:name="co8" style:family="table-column">
      <style:table-column-properties fo:break-before="auto" style:column-width="1.5875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1.24354166666667cm" style:use-optimal-column-width="true"/>
    </style:style>
    <style:style style:name="co12" style:family="table-column">
      <style:table-column-properties fo:break-before="auto" style:column-width="1.5875cm" style:use-optimal-column-width="true"/>
    </style:style>
    <style:style style:name="co13" style:family="table-column">
      <style:table-column-properties fo:break-before="auto" style:column-width="1.21708333333333cm" style:use-optimal-column-width="true"/>
    </style:style>
    <style:style style:name="co14" style:family="table-column">
      <style:table-column-properties fo:break-before="auto" style:column-width="1.2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2.03729166666667cm" style:use-optimal-column-width="true"/>
    </style:style>
    <style:style style:name="co17" style:family="table-column">
      <style:table-column-properties fo:break-before="auto" style:column-width="2.72520833333333cm" style:use-optimal-column-width="true"/>
    </style:style>
    <style:style style:name="co18" style:family="table-column">
      <style:table-column-properties fo:break-before="auto" style:column-width="1.42875cm" style:use-optimal-column-width="true"/>
    </style:style>
    <style:style style:name="co19" style:family="table-column">
      <style:table-column-properties fo:break-before="auto" style:column-width="1.031875cm" style:use-optimal-column-width="true"/>
    </style:style>
    <style:style style:name="co20" style:family="table-column">
      <style:table-column-properties fo:break-before="auto" style:column-width="1.561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11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ddValu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50" table:style-name="ce5">
            <text:p>50</text:p>
          </table:table-cell>
          <table:table-cell office:value-type="float" office:value="75" table:style-name="ce5">
            <text:p>75</text:p>
          </table:table-cell>
          <table:table-cell office:value-type="float" office:value="100" table:style-name="ce5">
            <text:p>100</text:p>
          </table:table-cell>
          <table:table-cell table:style-name="ce1"/>
          <table:table-cell table:style-name="ce1">
            <draw:frame draw:z-index="2" draw:id="id1" draw:style-name="a1" draw:name="Gráfico 7" svg:x="0.1875in" svg:y="0.125in" svg:width="5.38542in" svg:height="3.1041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55017" table:style-name="ce1">
            <text:p>55017</text:p>
          </table:table-cell>
          <table:table-cell office:value-type="float" office:value="6918" table:style-name="ce1">
            <text:p>6918</text:p>
          </table:table-cell>
          <table:table-cell office:value-type="float" office:value="8500" table:style-name="ce1">
            <text:p>8500</text:p>
          </table:table-cell>
          <table:table-cell office:value-type="float" office:value="10416" table:style-name="ce1">
            <text:p>10416</text:p>
          </table:table-cell>
          <table:table-cell table:number-columns-repeated="16379" table:style-name="ce1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10855" table:style-name="ce1">
            <text:p>10855</text:p>
          </table:table-cell>
          <table:table-cell office:value-type="float" office:value="11759" table:style-name="ce1">
            <text:p>11759</text:p>
          </table:table-cell>
          <table:table-cell office:value-type="float" office:value="13026" table:style-name="ce1">
            <text:p>13026</text:p>
          </table:table-cell>
          <table:table-cell office:value-type="float" office:value="14138" table:style-name="ce1">
            <text:p>14138</text:p>
          </table:table-cell>
          <table:table-cell table:number-columns-repeated="16379" table:style-name="ce1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20171" table:style-name="ce1">
            <text:p>20171</text:p>
          </table:table-cell>
          <table:table-cell office:value-type="float" office:value="22474" table:style-name="ce1">
            <text:p>22474</text:p>
          </table:table-cell>
          <table:table-cell office:value-type="float" office:value="24735" table:style-name="ce1">
            <text:p>24735</text:p>
          </table:table-cell>
          <table:table-cell office:value-type="float" office:value="27283" table:style-name="ce1">
            <text:p>27283</text:p>
          </table:table-cell>
          <table:table-cell table:number-columns-repeated="16379" table:style-name="ce1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float" office:value="44597" table:style-name="ce1">
            <text:p>44597</text:p>
          </table:table-cell>
          <table:table-cell office:value-type="float" office:value="58532" table:style-name="ce1">
            <text:p>58532</text:p>
          </table:table-cell>
          <table:table-cell office:value-type="float" office:value="74553" table:style-name="ce1">
            <text:p>74553</text:p>
          </table:table-cell>
          <table:table-cell office:value-type="float" office:value="53777" table:style-name="ce1">
            <text:p>53777</text:p>
          </table:table-cell>
          <table:table-cell table:number-columns-repeated="16379" table:style-name="ce1"/>
        </table:table-row>
        <table:table-row table:style-name="ro1">
          <table:table-cell office:value-type="float" office:value="320" table:style-name="ce5">
            <text:p>320</text:p>
          </table:table-cell>
          <table:table-cell office:value-type="float" office:value="76251" table:style-name="ce1">
            <text:p>76251</text:p>
          </table:table-cell>
          <table:table-cell office:value-type="float" office:value="88739" table:style-name="ce1">
            <text:p>88739</text:p>
          </table:table-cell>
          <table:table-cell office:value-type="float" office:value="98992" table:style-name="ce1">
            <text:p>98992</text:p>
          </table:table-cell>
          <table:table-cell office:value-type="float" office:value="122432" table:style-name="ce1">
            <text:p>122432</text:p>
          </table:table-cell>
          <table:table-cell table:number-columns-repeated="16379" table:style-name="ce1"/>
        </table:table-row>
        <table:table-row table:style-name="ro1">
          <table:table-cell office:value-type="float" office:value="640" table:style-name="ce5">
            <text:p>640</text:p>
          </table:table-cell>
          <table:table-cell office:value-type="float" office:value="158284" table:style-name="ce1">
            <text:p>158284</text:p>
          </table:table-cell>
          <table:table-cell office:value-type="float" office:value="172112" table:style-name="ce1">
            <text:p>172112</text:p>
          </table:table-cell>
          <table:table-cell office:value-type="float" office:value="189214" table:style-name="ce1">
            <text:p>189214</text:p>
          </table:table-cell>
          <table:table-cell office:value-type="float" office:value="201881" table:style-name="ce1">
            <text:p>201881</text:p>
          </table:table-cell>
          <table:table-cell table:number-columns-repeated="16379" table:style-name="ce1"/>
        </table:table-row>
        <table:table-row table:style-name="ro1">
          <table:table-cell office:value-type="float" office:value="1280" table:style-name="ce5">
            <text:p>1280</text:p>
          </table:table-cell>
          <table:table-cell office:value-type="float" office:value="330958" table:style-name="ce1">
            <text:p>330958</text:p>
          </table:table-cell>
          <table:table-cell office:value-type="float" office:value="338109" table:style-name="ce1">
            <text:p>338109</text:p>
          </table:table-cell>
          <table:table-cell office:value-type="float" office:value="385272" table:style-name="ce1">
            <text:p>385272</text:p>
          </table:table-cell>
          <table:table-cell office:value-type="float" office:value="411289" table:style-name="ce1">
            <text:p>411289</text:p>
          </table:table-cell>
          <table:table-cell table:number-columns-repeated="16379" table:style-name="ce1"/>
        </table:table-row>
        <table:table-row table:style-name="ro1">
          <table:table-cell office:value-type="float" office:value="2560" table:style-name="ce5">
            <text:p>2560</text:p>
          </table:table-cell>
          <table:table-cell office:value-type="float" office:value="760027" table:style-name="ce1">
            <text:p>760027</text:p>
          </table:table-cell>
          <table:table-cell office:value-type="float" office:value="683674" table:style-name="ce1">
            <text:p>683674</text:p>
          </table:table-cell>
          <table:table-cell office:value-type="float" office:value="729609" table:style-name="ce1">
            <text:p>729609</text:p>
          </table:table-cell>
          <table:table-cell office:value-type="float" office:value="818219" table:style-name="ce1">
            <text:p>818219</text:p>
          </table:table-cell>
          <table:table-cell table:number-columns-repeated="16379" table:style-name="ce1"/>
        </table:table-row>
        <table:table-row table:style-name="ro1">
          <table:table-cell office:value-type="float" office:value="5120" table:style-name="ce5">
            <text:p>5120</text:p>
          </table:table-cell>
          <table:table-cell office:value-type="float" office:value="1207532" table:style-name="ce1">
            <text:p>1207532</text:p>
          </table:table-cell>
          <table:table-cell office:value-type="float" office:value="1425794" table:style-name="ce1">
            <text:p>1425794</text:p>
          </table:table-cell>
          <table:table-cell office:value-type="float" office:value="1526625" table:style-name="ce1">
            <text:p>1526625</text:p>
          </table:table-cell>
          <table:table-cell office:value-type="float" office:value="1612249" table:style-name="ce1">
            <text:p>1612249</text:p>
          </table:table-cell>
          <table:table-cell table:number-columns-repeated="16379" table:style-name="ce1"/>
        </table:table-row>
        <table:table-row table:style-name="ro1">
          <table:table-cell office:value-type="float" office:value="10240" table:style-name="ce5">
            <text:p>10240</text:p>
          </table:table-cell>
          <table:table-cell office:value-type="float" office:value="2537951" table:style-name="ce1">
            <text:p>2537951</text:p>
          </table:table-cell>
          <table:table-cell office:value-type="float" office:value="3239029" table:style-name="ce1">
            <text:p>3239029</text:p>
          </table:table-cell>
          <table:table-cell office:value-type="float" office:value="3070787" table:style-name="ce1">
            <text:p>3070787</text:p>
          </table:table-cell>
          <table:table-cell office:value-type="float" office:value="3500758" table:style-name="ce1">
            <text:p>3500758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T/N</text:p>
          </table:table-cell>
          <table:table-cell office:value-type="string" table:style-name="ce2">
            <text:p>T/log(N)</text:p>
          </table:table-cell>
          <table:table-cell office:value-type="string" table:style-name="ce2">
            <text:p>T/(N·log N)</text:p>
          </table:table-cell>
          <table:table-cell office:value-type="string" table:style-name="ce2">
            <text:p>T/N<text:span text:style-name="T1">2</text:span></text:p>
          </table:table-cell>
          <table:table-cell table:number-columns-repeated="16378"/>
        </table:table-row>
        <table:table-row table:style-name="ro1">
          <table:table-cell office:value-type="float" office:value="20" table:formula="of:=[.A2]" table:style-name="ce3">
            <text:p>20</text:p>
          </table:table-cell>
          <table:table-cell office:value-type="float" office:value="10416" table:formula="of:=[.E2]" table:style-name="ce3">
            <text:p>10416</text:p>
          </table:table-cell>
          <table:table-cell office:value-type="float" office:value="520.79999999999995" table:formula="of:=[.B15]/[.A15]" table:style-name="ce4">
            <text:p>520,800</text:p>
          </table:table-cell>
          <table:table-cell office:value-type="float" office:value="8005.9645317279483" table:formula="of:=[.B15]/LOG([.A15])" table:style-name="ce4">
            <text:p>8005,965</text:p>
          </table:table-cell>
          <table:table-cell office:value-type="float" office:value="400.29822658639739" table:formula="of:=[.B15]/([.A15]*LOG([.A15]))" table:style-name="ce4">
            <text:p>400,298</text:p>
          </table:table-cell>
          <table:table-cell office:value-type="float" office:value="26.04" table:formula="of:=[.B15]/[.A15]^2" table:style-name="ce4">
            <text:p>26,040</text:p>
          </table:table-cell>
          <table:table-cell table:number-columns-repeated="16378"/>
        </table:table-row>
        <table:table-row table:style-name="ro1">
          <table:table-cell office:value-type="float" office:value="40" table:formula="of:=[.A3]" table:style-name="ce3">
            <text:p>40</text:p>
          </table:table-cell>
          <table:table-cell office:value-type="float" office:value="14138" table:formula="of:=[.E3]" table:style-name="ce3">
            <text:p>14138</text:p>
          </table:table-cell>
          <table:table-cell office:value-type="float" office:value="353.45" table:formula="of:=[.B16]/[.A16]" table:style-name="ce4">
            <text:p>353,450</text:p>
          </table:table-cell>
          <table:table-cell office:value-type="float" office:value="8824.8880045252754" table:formula="of:=[.B16]/LOG([.A16])" table:style-name="ce4">
            <text:p>8824,888</text:p>
          </table:table-cell>
          <table:table-cell office:value-type="float" office:value="220.6222001131319" table:formula="of:=[.B16]/([.A16]*LOG([.A16]))" table:style-name="ce4">
            <text:p>220,622</text:p>
          </table:table-cell>
          <table:table-cell office:value-type="float" office:value="8.8362499999999997" table:formula="of:=[.B16]/[.A16]^2" table:style-name="ce4">
            <text:p>8,836</text:p>
          </table:table-cell>
          <table:table-cell table:number-columns-repeated="16378"/>
        </table:table-row>
        <table:table-row table:style-name="ro1">
          <table:table-cell office:value-type="float" office:value="80" table:formula="of:=[.A4]" table:style-name="ce3">
            <text:p>80</text:p>
          </table:table-cell>
          <table:table-cell office:value-type="float" office:value="27283" table:formula="of:=[.E4]" table:style-name="ce3">
            <text:p>27283</text:p>
          </table:table-cell>
          <table:table-cell office:value-type="float" office:value="341.03750000000002" table:formula="of:=[.B17]/[.A17]" table:style-name="ce4">
            <text:p>341,038</text:p>
          </table:table-cell>
          <table:table-cell office:value-type="float" office:value="14336.158661169762" table:formula="of:=[.B17]/LOG([.A17])" table:style-name="ce4">
            <text:p>14336,159</text:p>
          </table:table-cell>
          <table:table-cell office:value-type="float" office:value="179.20198326462204" table:formula="of:=[.B17]/([.A17]*LOG([.A17]))" table:style-name="ce4">
            <text:p>179,202</text:p>
          </table:table-cell>
          <table:table-cell office:value-type="float" office:value="4.2629687499999998" table:formula="of:=[.B17]/[.A17]^2" table:style-name="ce4">
            <text:p>4,263</text:p>
          </table:table-cell>
          <table:table-cell table:style-name="ce1">
            <draw:frame draw:z-index="1" draw:id="id0" draw:style-name="a0" draw:name="Gráfico 3" svg:x="0.09375in" svg:y="0.04167in" svg:width="5.8125in" svg:height="3.83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160" table:formula="of:=[.A5]" table:style-name="ce3">
            <text:p>160</text:p>
          </table:table-cell>
          <table:table-cell office:value-type="float" office:value="53777" table:formula="of:=[.E5]" table:style-name="ce3">
            <text:p>53777</text:p>
          </table:table-cell>
          <table:table-cell office:value-type="float" office:value="336.10624999999999" table:formula="of:=[.B18]/[.A18]" table:style-name="ce4">
            <text:p>336,106</text:p>
          </table:table-cell>
          <table:table-cell office:value-type="float" office:value="24398.399553185707" table:formula="of:=[.B18]/LOG([.A18])" table:style-name="ce4">
            <text:p>24398,400</text:p>
          </table:table-cell>
          <table:table-cell office:value-type="float" office:value="152.48999720741068" table:formula="of:=[.B18]/([.A18]*LOG([.A18]))" table:style-name="ce4">
            <text:p>152,490</text:p>
          </table:table-cell>
          <table:table-cell office:value-type="float" office:value="2.1006640624999999" table:formula="of:=[.B18]/[.A18]^2" table:style-name="ce4">
            <text:p>2,101</text:p>
          </table:table-cell>
          <table:table-cell table:number-columns-repeated="16378"/>
        </table:table-row>
        <table:table-row table:style-name="ro1">
          <table:table-cell office:value-type="float" office:value="320" table:formula="of:=[.A6]" table:style-name="ce3">
            <text:p>320</text:p>
          </table:table-cell>
          <table:table-cell office:value-type="float" office:value="122432" table:formula="of:=[.E6]" table:style-name="ce3">
            <text:p>122432</text:p>
          </table:table-cell>
          <table:table-cell office:value-type="float" office:value="382.6" table:formula="of:=[.B19]/[.A19]" table:style-name="ce4">
            <text:p>382,600</text:p>
          </table:table-cell>
          <table:table-cell office:value-type="float" office:value="48872.123848692594" table:formula="of:=[.B19]/LOG([.A19])" table:style-name="ce4">
            <text:p>48872,124</text:p>
          </table:table-cell>
          <table:table-cell office:value-type="float" office:value="152.72538702716434" table:formula="of:=[.B19]/([.A19]*LOG([.A19]))" table:style-name="ce4">
            <text:p>152,725</text:p>
          </table:table-cell>
          <table:table-cell office:value-type="float" office:value="1.1956249999999999" table:formula="of:=[.B19]/[.A19]^2" table:style-name="ce4">
            <text:p>1,196</text:p>
          </table:table-cell>
          <table:table-cell table:number-columns-repeated="16378"/>
        </table:table-row>
        <table:table-row table:style-name="ro1">
          <table:table-cell office:value-type="float" office:value="640" table:formula="of:=[.A7]" table:style-name="ce3">
            <text:p>640</text:p>
          </table:table-cell>
          <table:table-cell office:value-type="float" office:value="201881" table:formula="of:=[.E7]" table:style-name="ce3">
            <text:p>201881</text:p>
          </table:table-cell>
          <table:table-cell office:value-type="float" office:value="315.43906249999998" table:formula="of:=[.B20]/[.A20]" table:style-name="ce4">
            <text:p>315,439</text:p>
          </table:table-cell>
          <table:table-cell office:value-type="float" office:value="71941.572483461525" table:formula="of:=[.B20]/LOG([.A20])" table:style-name="ce4">
            <text:p>71941,572</text:p>
          </table:table-cell>
          <table:table-cell office:value-type="float" office:value="112.40870700540863" table:formula="of:=[.B20]/([.A20]*LOG([.A20]))" table:style-name="ce4">
            <text:p>112,409</text:p>
          </table:table-cell>
          <table:table-cell office:value-type="float" office:value="0.49287353515624999" table:formula="of:=[.B20]/[.A20]^2" table:style-name="ce4">
            <text:p>0,493</text:p>
          </table:table-cell>
          <table:table-cell table:number-columns-repeated="16378"/>
        </table:table-row>
        <table:table-row table:style-name="ro1">
          <table:table-cell office:value-type="float" office:value="1280" table:formula="of:=[.A8]" table:style-name="ce3">
            <text:p>1280</text:p>
          </table:table-cell>
          <table:table-cell office:value-type="float" office:value="411289" table:formula="of:=[.E8]" table:style-name="ce3">
            <text:p>411289</text:p>
          </table:table-cell>
          <table:table-cell office:value-type="float" office:value="321.31953125000001" table:formula="of:=[.B21]/[.A21]" table:style-name="ce4">
            <text:p>321,320</text:p>
          </table:table-cell>
          <table:table-cell office:value-type="float" office:value="132366.01453316343" table:formula="of:=[.B21]/LOG([.A21])" table:style-name="ce4">
            <text:p>132366,015</text:p>
          </table:table-cell>
          <table:table-cell office:value-type="float" office:value="103.41094885403392" table:formula="of:=[.B21]/([.A21]*LOG([.A21]))" table:style-name="ce4">
            <text:p>103,411</text:p>
          </table:table-cell>
          <table:table-cell office:value-type="float" office:value="0.25103088378906252" table:formula="of:=[.B21]/[.A21]^2" table:style-name="ce4">
            <text:p>0,251</text:p>
          </table:table-cell>
          <table:table-cell table:number-columns-repeated="16378"/>
        </table:table-row>
        <table:table-row table:style-name="ro1">
          <table:table-cell office:value-type="float" office:value="2560" table:formula="of:=[.A9]" table:style-name="ce3">
            <text:p>2560</text:p>
          </table:table-cell>
          <table:table-cell office:value-type="float" office:value="818219" table:formula="of:=[.E9]" table:style-name="ce3">
            <text:p>818219</text:p>
          </table:table-cell>
          <table:table-cell office:value-type="float" office:value="319.61679687499998" table:formula="of:=[.B22]/[.A22]" table:style-name="ce4">
            <text:p>319,617</text:p>
          </table:table-cell>
          <table:table-cell office:value-type="float" office:value="240070.83078879805" table:formula="of:=[.B22]/LOG([.A22])" table:style-name="ce4">
            <text:p>240070,831</text:p>
          </table:table-cell>
          <table:table-cell office:value-type="float" office:value="93.777668276874252" table:formula="of:=[.B22]/([.A22]*LOG([.A22]))" table:style-name="ce4">
            <text:p>93,778</text:p>
          </table:table-cell>
          <table:table-cell office:value-type="float" office:value="0.12485031127929687" table:formula="of:=[.B22]/[.A22]^2" table:style-name="ce4">
            <text:p>0,125</text:p>
          </table:table-cell>
          <table:table-cell table:number-columns-repeated="16378"/>
        </table:table-row>
        <table:table-row table:style-name="ro1">
          <table:table-cell office:value-type="float" office:value="5120" table:formula="of:=[.A10]" table:style-name="ce3">
            <text:p>5120</text:p>
          </table:table-cell>
          <table:table-cell office:value-type="float" office:value="1612249" table:formula="of:=[.E10]" table:style-name="ce3">
            <text:p>1612249</text:p>
          </table:table-cell>
          <table:table-cell office:value-type="float" office:value="314.89238281249999" table:formula="of:=[.B23]/[.A23]" table:style-name="ce4">
            <text:p>314,892</text:p>
          </table:table-cell>
          <table:table-cell office:value-type="float" office:value="434653.99309352273" table:formula="of:=[.B23]/LOG([.A23])" table:style-name="ce4">
            <text:p>434653,993</text:p>
          </table:table-cell>
          <table:table-cell office:value-type="float" office:value="84.893358026078658" table:formula="of:=[.B23]/([.A23]*LOG([.A23]))" table:style-name="ce4">
            <text:p>84,893</text:p>
          </table:table-cell>
          <table:table-cell office:value-type="float" office:value="6.1502418518066405E-2" table:formula="of:=[.B23]/[.A23]^2" table:style-name="ce4">
            <text:p>0,062</text:p>
          </table:table-cell>
          <table:table-cell table:number-columns-repeated="16378"/>
        </table:table-row>
        <table:table-row table:style-name="ro1">
          <table:table-cell office:value-type="float" office:value="10240" table:formula="of:=[.A11]" table:style-name="ce3">
            <text:p>10240</text:p>
          </table:table-cell>
          <table:table-cell office:value-type="float" office:value="3500758" table:formula="of:=[.E11]" table:style-name="ce3">
            <text:p>3500758</text:p>
          </table:table-cell>
          <table:table-cell office:value-type="float" office:value="341.87089843749999" table:formula="of:=[.B24]/[.A24]" table:style-name="ce4">
            <text:p>341,871</text:p>
          </table:table-cell>
          <table:table-cell office:value-type="float" office:value="872941.68462482002" table:formula="of:=[.B24]/LOG([.A24])" table:style-name="ce4">
            <text:p>872941,685</text:p>
          </table:table-cell>
          <table:table-cell office:value-type="float" office:value="85.248211389142583" table:formula="of:=[.B24]/([.A24]*LOG([.A24]))" table:style-name="ce4">
            <text:p>85,248</text:p>
          </table:table-cell>
          <table:table-cell office:value-type="float" office:value="3.3385829925537111E-2" table:formula="of:=[.B24]/[.A24]^2" table:style-name="ce4">
            <text:p>0,033</text:p>
          </table:table-cell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  <table:table table:name="subValue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6" table:number-columns-repeated="16378" table:default-cell-style-name="ce1"/>
        <table:table-row table:style-name="ro1"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50" table:style-name="ce5">
            <text:p>50</text:p>
          </table:table-cell>
          <table:table-cell office:value-type="float" office:value="75" table:style-name="ce5">
            <text:p>75</text:p>
          </table:table-cell>
          <table:table-cell office:value-type="float" office:value="100" table:style-name="ce5">
            <text:p>100</text:p>
          </table:table-cell>
          <table:table-cell table:style-name="ce1"/>
          <table:table-cell table:style-name="ce1">
            <draw:frame draw:z-index="2" draw:id="id3" draw:style-name="a3" draw:name="Gráfico 3" svg:x="0.16667in" svg:y="0.16667in" svg:width="5.38542in" svg:height="3.23958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53367" table:style-name="ce1">
            <text:p>53367</text:p>
          </table:table-cell>
          <table:table-cell office:value-type="float" office:value="4199" table:style-name="ce1">
            <text:p>4199</text:p>
          </table:table-cell>
          <table:table-cell office:value-type="float" office:value="4453" table:style-name="ce1">
            <text:p>4453</text:p>
          </table:table-cell>
          <table:table-cell office:value-type="float" office:value="3930" table:style-name="ce1">
            <text:p>3930</text:p>
          </table:table-cell>
          <table:table-cell table:number-columns-repeated="16379" table:style-name="ce1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5913" table:style-name="ce1">
            <text:p>5913</text:p>
          </table:table-cell>
          <table:table-cell office:value-type="float" office:value="6122" table:style-name="ce1">
            <text:p>6122</text:p>
          </table:table-cell>
          <table:table-cell office:value-type="float" office:value="7308" table:style-name="ce1">
            <text:p>7308</text:p>
          </table:table-cell>
          <table:table-cell office:value-type="float" office:value="7348" table:style-name="ce1">
            <text:p>7348</text:p>
          </table:table-cell>
          <table:table-cell table:number-columns-repeated="16379" table:style-name="ce1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13195" table:style-name="ce1">
            <text:p>13195</text:p>
          </table:table-cell>
          <table:table-cell office:value-type="float" office:value="10487" table:style-name="ce1">
            <text:p>10487</text:p>
          </table:table-cell>
          <table:table-cell office:value-type="float" office:value="14329" table:style-name="ce1">
            <text:p>14329</text:p>
          </table:table-cell>
          <table:table-cell office:value-type="float" office:value="14616" table:style-name="ce1">
            <text:p>14616</text:p>
          </table:table-cell>
          <table:table-cell table:number-columns-repeated="16379" table:style-name="ce1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float" office:value="25334" table:style-name="ce1">
            <text:p>25334</text:p>
          </table:table-cell>
          <table:table-cell office:value-type="float" office:value="23530" table:style-name="ce1">
            <text:p>23530</text:p>
          </table:table-cell>
          <table:table-cell office:value-type="float" office:value="26716" table:style-name="ce1">
            <text:p>26716</text:p>
          </table:table-cell>
          <table:table-cell office:value-type="float" office:value="31907" table:style-name="ce1">
            <text:p>31907</text:p>
          </table:table-cell>
          <table:table-cell table:number-columns-repeated="16379" table:style-name="ce1"/>
        </table:table-row>
        <table:table-row table:style-name="ro1">
          <table:table-cell office:value-type="float" office:value="320" table:style-name="ce5">
            <text:p>320</text:p>
          </table:table-cell>
          <table:table-cell office:value-type="float" office:value="44366" table:style-name="ce1">
            <text:p>44366</text:p>
          </table:table-cell>
          <table:table-cell office:value-type="float" office:value="53643" table:style-name="ce1">
            <text:p>53643</text:p>
          </table:table-cell>
          <table:table-cell office:value-type="float" office:value="62151" table:style-name="ce1">
            <text:p>62151</text:p>
          </table:table-cell>
          <table:table-cell office:value-type="float" office:value="53498" table:style-name="ce1">
            <text:p>53498</text:p>
          </table:table-cell>
          <table:table-cell table:number-columns-repeated="16379" table:style-name="ce1"/>
        </table:table-row>
        <table:table-row table:style-name="ro1">
          <table:table-cell office:value-type="float" office:value="640" table:style-name="ce5">
            <text:p>640</text:p>
          </table:table-cell>
          <table:table-cell office:value-type="float" office:value="66750" table:style-name="ce1">
            <text:p>66750</text:p>
          </table:table-cell>
          <table:table-cell office:value-type="float" office:value="61127" table:style-name="ce1">
            <text:p>61127</text:p>
          </table:table-cell>
          <table:table-cell office:value-type="float" office:value="84497" table:style-name="ce1">
            <text:p>84497</text:p>
          </table:table-cell>
          <table:table-cell office:value-type="float" office:value="63992" table:style-name="ce1">
            <text:p>63992</text:p>
          </table:table-cell>
          <table:table-cell table:number-columns-repeated="16379" table:style-name="ce1"/>
        </table:table-row>
        <table:table-row table:style-name="ro1">
          <table:table-cell office:value-type="float" office:value="1280" table:style-name="ce5">
            <text:p>1280</text:p>
          </table:table-cell>
          <table:table-cell office:value-type="float" office:value="119913" table:style-name="ce1">
            <text:p>119913</text:p>
          </table:table-cell>
          <table:table-cell office:value-type="float" office:value="125844" table:style-name="ce1">
            <text:p>125844</text:p>
          </table:table-cell>
          <table:table-cell office:value-type="float" office:value="126417" table:style-name="ce1">
            <text:p>126417</text:p>
          </table:table-cell>
          <table:table-cell office:value-type="float" office:value="132554" table:style-name="ce1">
            <text:p>132554</text:p>
          </table:table-cell>
          <table:table-cell table:number-columns-repeated="16379" table:style-name="ce1"/>
        </table:table-row>
        <table:table-row table:style-name="ro1">
          <table:table-cell office:value-type="float" office:value="2560" table:style-name="ce5">
            <text:p>2560</text:p>
          </table:table-cell>
          <table:table-cell office:value-type="float" office:value="247761" table:style-name="ce1">
            <text:p>247761</text:p>
          </table:table-cell>
          <table:table-cell office:value-type="float" office:value="248237" table:style-name="ce1">
            <text:p>248237</text:p>
          </table:table-cell>
          <table:table-cell office:value-type="float" office:value="269042" table:style-name="ce1">
            <text:p>269042</text:p>
          </table:table-cell>
          <table:table-cell office:value-type="float" office:value="304882" table:style-name="ce1">
            <text:p>304882</text:p>
          </table:table-cell>
          <table:table-cell table:number-columns-repeated="16379" table:style-name="ce1"/>
        </table:table-row>
        <table:table-row table:style-name="ro1">
          <table:table-cell office:value-type="float" office:value="5120" table:style-name="ce5">
            <text:p>5120</text:p>
          </table:table-cell>
          <table:table-cell office:value-type="float" office:value="590343" table:style-name="ce1">
            <text:p>590343</text:p>
          </table:table-cell>
          <table:table-cell office:value-type="float" office:value="870874" table:style-name="ce1">
            <text:p>870874</text:p>
          </table:table-cell>
          <table:table-cell office:value-type="float" office:value="700054" table:style-name="ce1">
            <text:p>700054</text:p>
          </table:table-cell>
          <table:table-cell office:value-type="float" office:value="586215" table:style-name="ce1">
            <text:p>586215</text:p>
          </table:table-cell>
          <table:table-cell table:number-columns-repeated="16379" table:style-name="ce1"/>
        </table:table-row>
        <table:table-row table:style-name="ro1">
          <table:table-cell office:value-type="float" office:value="10240" table:style-name="ce5">
            <text:p>10240</text:p>
          </table:table-cell>
          <table:table-cell office:value-type="float" office:value="1130549" table:style-name="ce1">
            <text:p>1130549</text:p>
          </table:table-cell>
          <table:table-cell office:value-type="float" office:value="985311" table:style-name="ce1">
            <text:p>985311</text:p>
          </table:table-cell>
          <table:table-cell office:value-type="float" office:value="1010630" table:style-name="ce1">
            <text:p>1010630</text:p>
          </table:table-cell>
          <table:table-cell office:value-type="float" office:value="1003648" table:style-name="ce1">
            <text:p>1003648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T/N</text:p>
          </table:table-cell>
          <table:table-cell office:value-type="string" table:style-name="ce2">
            <text:p>T/log(N)</text:p>
          </table:table-cell>
          <table:table-cell office:value-type="string" table:style-name="ce2">
            <text:p>T/(N·log N)</text:p>
          </table:table-cell>
          <table:table-cell office:value-type="string" table:style-name="ce2">
            <text:p>T/N<text:span text:style-name="T1">2</text:span></text:p>
          </table:table-cell>
          <table:table-cell table:number-columns-repeated="16378"/>
        </table:table-row>
        <table:table-row table:style-name="ro1">
          <table:table-cell office:value-type="float" office:value="20" table:formula="of:=[.A2]" table:style-name="ce3">
            <text:p>20</text:p>
          </table:table-cell>
          <table:table-cell office:value-type="float" office:value="3930" table:formula="of:=[.E2]" table:style-name="ce3">
            <text:p>3930</text:p>
          </table:table-cell>
          <table:table-cell office:value-type="float" office:value="196.5" table:formula="of:=[.B15]/[.A15]" table:style-name="ce4">
            <text:p>196,500</text:p>
          </table:table-cell>
          <table:table-cell office:value-type="float" office:value="3020.6836222821462" table:formula="of:=[.B15]/LOG([.A15])" table:style-name="ce4">
            <text:p>3020,684</text:p>
          </table:table-cell>
          <table:table-cell office:value-type="float" office:value="151.03418111410733" table:formula="of:=[.B15]/([.A15]*LOG([.A15]))" table:style-name="ce4">
            <text:p>151,034</text:p>
          </table:table-cell>
          <table:table-cell office:value-type="float" office:value="9.8249999999999993" table:formula="of:=[.B15]/[.A15]^2" table:style-name="ce4">
            <text:p>9,825</text:p>
          </table:table-cell>
          <table:table-cell table:number-columns-repeated="16378"/>
        </table:table-row>
        <table:table-row table:style-name="ro1">
          <table:table-cell office:value-type="float" office:value="40" table:formula="of:=[.A3]" table:style-name="ce3">
            <text:p>40</text:p>
          </table:table-cell>
          <table:table-cell office:value-type="float" office:value="7348" table:formula="of:=[.E3]" table:style-name="ce3">
            <text:p>7348</text:p>
          </table:table-cell>
          <table:table-cell office:value-type="float" office:value="183.7" table:formula="of:=[.B16]/[.A16]" table:style-name="ce4">
            <text:p>183,700</text:p>
          </table:table-cell>
          <table:table-cell office:value-type="float" office:value="4586.594784074955" table:formula="of:=[.B16]/LOG([.A16])" table:style-name="ce4">
            <text:p>4586,595</text:p>
          </table:table-cell>
          <table:table-cell office:value-type="float" office:value="114.66486960187389" table:formula="of:=[.B16]/([.A16]*LOG([.A16]))" table:style-name="ce4">
            <text:p>114,665</text:p>
          </table:table-cell>
          <table:table-cell office:value-type="float" office:value="4.5925000000000002" table:formula="of:=[.B16]/[.A16]^2" table:style-name="ce4">
            <text:p>4,593</text:p>
          </table:table-cell>
          <table:table-cell table:number-columns-repeated="16378"/>
        </table:table-row>
        <table:table-row table:style-name="ro1">
          <table:table-cell office:value-type="float" office:value="80" table:formula="of:=[.A4]" table:style-name="ce3">
            <text:p>80</text:p>
          </table:table-cell>
          <table:table-cell office:value-type="float" office:value="14616" table:formula="of:=[.E4]" table:style-name="ce3">
            <text:p>14616</text:p>
          </table:table-cell>
          <table:table-cell office:value-type="float" office:value="182.7" table:formula="of:=[.B17]/[.A17]" table:style-name="ce4">
            <text:p>182,700</text:p>
          </table:table-cell>
          <table:table-cell office:value-type="float" office:value="7680.1412964724277" table:formula="of:=[.B17]/LOG([.A17])" table:style-name="ce4">
            <text:p>7680,141</text:p>
          </table:table-cell>
          <table:table-cell office:value-type="float" office:value="96.001766205905341" table:formula="of:=[.B17]/([.A17]*LOG([.A17]))" table:style-name="ce4">
            <text:p>96,002</text:p>
          </table:table-cell>
          <table:table-cell office:value-type="float" office:value="2.2837499999999999" table:formula="of:=[.B17]/[.A17]^2" table:style-name="ce4">
            <text:p>2,284</text:p>
          </table:table-cell>
          <table:table-cell table:style-name="ce1">
            <draw:frame draw:z-index="1" draw:id="id2" draw:style-name="a2" draw:name="Gráfico 1" svg:x="0.05208in" svg:y="0.19792in" svg:width="5.875in" svg:height="3.0729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160" table:formula="of:=[.A5]" table:style-name="ce3">
            <text:p>160</text:p>
          </table:table-cell>
          <table:table-cell office:value-type="float" office:value="31907" table:formula="of:=[.E5]" table:style-name="ce3">
            <text:p>31907</text:p>
          </table:table-cell>
          <table:table-cell office:value-type="float" office:value="199.41874999999999" table:formula="of:=[.B18]/[.A18]" table:style-name="ce4">
            <text:p>199,419</text:p>
          </table:table-cell>
          <table:table-cell office:value-type="float" office:value="14476.072197100924" table:formula="of:=[.B18]/LOG([.A18])" table:style-name="ce4">
            <text:p>14476,072</text:p>
          </table:table-cell>
          <table:table-cell office:value-type="float" office:value="90.475451231880768" table:formula="of:=[.B18]/([.A18]*LOG([.A18]))" table:style-name="ce4">
            <text:p>90,475</text:p>
          </table:table-cell>
          <table:table-cell office:value-type="float" office:value="1.2463671875" table:formula="of:=[.B18]/[.A18]^2" table:style-name="ce4">
            <text:p>1,246</text:p>
          </table:table-cell>
          <table:table-cell table:number-columns-repeated="16378"/>
        </table:table-row>
        <table:table-row table:style-name="ro1">
          <table:table-cell office:value-type="float" office:value="320" table:formula="of:=[.A6]" table:style-name="ce3">
            <text:p>320</text:p>
          </table:table-cell>
          <table:table-cell office:value-type="float" office:value="53498" table:formula="of:=[.E6]" table:style-name="ce3">
            <text:p>53498</text:p>
          </table:table-cell>
          <table:table-cell office:value-type="float" office:value="167.18125000000001" table:formula="of:=[.B19]/[.A19]" table:style-name="ce4">
            <text:p>167,181</text:p>
          </table:table-cell>
          <table:table-cell office:value-type="float" office:value="21355.208455774278" table:formula="of:=[.B19]/LOG([.A19])" table:style-name="ce4">
            <text:p>21355,208</text:p>
          </table:table-cell>
          <table:table-cell office:value-type="float" office:value="66.735026424294617" table:formula="of:=[.B19]/([.A19]*LOG([.A19]))" table:style-name="ce4">
            <text:p>66,735</text:p>
          </table:table-cell>
          <table:table-cell office:value-type="float" office:value="0.52244140625000002" table:formula="of:=[.B19]/[.A19]^2" table:style-name="ce4">
            <text:p>0,522</text:p>
          </table:table-cell>
          <table:table-cell table:number-columns-repeated="16378"/>
        </table:table-row>
        <table:table-row table:style-name="ro1">
          <table:table-cell office:value-type="float" office:value="640" table:formula="of:=[.A7]" table:style-name="ce3">
            <text:p>640</text:p>
          </table:table-cell>
          <table:table-cell office:value-type="float" office:value="63992" table:formula="of:=[.E7]" table:style-name="ce3">
            <text:p>63992</text:p>
          </table:table-cell>
          <table:table-cell office:value-type="float" office:value="99.987499999999997" table:formula="of:=[.B20]/[.A20]" table:style-name="ce4">
            <text:p>99,988</text:p>
          </table:table-cell>
          <table:table-cell office:value-type="float" office:value="22803.954341229091" table:formula="of:=[.B20]/LOG([.A20])" table:style-name="ce4">
            <text:p>22803,954</text:p>
          </table:table-cell>
          <table:table-cell office:value-type="float" office:value="35.631178658170455" table:formula="of:=[.B20]/([.A20]*LOG([.A20]))" table:style-name="ce4">
            <text:p>35,631</text:p>
          </table:table-cell>
          <table:table-cell office:value-type="float" office:value="0.15623046874999999" table:formula="of:=[.B20]/[.A20]^2" table:style-name="ce4">
            <text:p>0,156</text:p>
          </table:table-cell>
          <table:table-cell table:number-columns-repeated="16378"/>
        </table:table-row>
        <table:table-row table:style-name="ro1">
          <table:table-cell office:value-type="float" office:value="1280" table:formula="of:=[.A8]" table:style-name="ce3">
            <text:p>1280</text:p>
          </table:table-cell>
          <table:table-cell office:value-type="float" office:value="132554" table:formula="of:=[.E8]" table:style-name="ce3">
            <text:p>132554</text:p>
          </table:table-cell>
          <table:table-cell office:value-type="float" office:value="103.5578125" table:formula="of:=[.B21]/[.A21]" table:style-name="ce4">
            <text:p>103,558</text:p>
          </table:table-cell>
          <table:table-cell office:value-type="float" office:value="42660.136036774493" table:formula="of:=[.B21]/LOG([.A21])" table:style-name="ce4">
            <text:p>42660,136</text:p>
          </table:table-cell>
          <table:table-cell office:value-type="float" office:value="33.328231278730073" table:formula="of:=[.B21]/([.A21]*LOG([.A21]))" table:style-name="ce4">
            <text:p>33,328</text:p>
          </table:table-cell>
          <table:table-cell office:value-type="float" office:value="8.0904541015624998E-2" table:formula="of:=[.B21]/[.A21]^2" table:style-name="ce4">
            <text:p>0,081</text:p>
          </table:table-cell>
          <table:table-cell table:number-columns-repeated="16378"/>
        </table:table-row>
        <table:table-row table:style-name="ro1">
          <table:table-cell office:value-type="float" office:value="2560" table:formula="of:=[.A9]" table:style-name="ce3">
            <text:p>2560</text:p>
          </table:table-cell>
          <table:table-cell office:value-type="float" office:value="304882" table:formula="of:=[.E9]" table:style-name="ce3">
            <text:p>304882</text:p>
          </table:table-cell>
          <table:table-cell office:value-type="float" office:value="119.09453125" table:formula="of:=[.B22]/[.A22]" table:style-name="ce4">
            <text:p>119,095</text:p>
          </table:table-cell>
          <table:table-cell office:value-type="float" office:value="89454.382057310242" table:formula="of:=[.B22]/LOG([.A22])" table:style-name="ce4">
            <text:p>89454,382</text:p>
          </table:table-cell>
          <table:table-cell office:value-type="float" office:value="34.943117991136816" table:formula="of:=[.B22]/([.A22]*LOG([.A22]))" table:style-name="ce4">
            <text:p>34,943</text:p>
          </table:table-cell>
          <table:table-cell office:value-type="float" office:value="4.6521301269531252E-2" table:formula="of:=[.B22]/[.A22]^2" table:style-name="ce4">
            <text:p>0,047</text:p>
          </table:table-cell>
          <table:table-cell table:number-columns-repeated="16378"/>
        </table:table-row>
        <table:table-row table:style-name="ro1">
          <table:table-cell office:value-type="float" office:value="5120" table:formula="of:=[.A10]" table:style-name="ce3">
            <text:p>5120</text:p>
          </table:table-cell>
          <table:table-cell office:value-type="float" office:value="586215" table:formula="of:=[.E10]" table:style-name="ce3">
            <text:p>586215</text:p>
          </table:table-cell>
          <table:table-cell office:value-type="float" office:value="114.4951171875" table:formula="of:=[.B23]/[.A23]" table:style-name="ce4">
            <text:p>114,495</text:p>
          </table:table-cell>
          <table:table-cell office:value-type="float" office:value="158040.5325488305" table:formula="of:=[.B23]/LOG([.A23])" table:style-name="ce4">
            <text:p>158040,533</text:p>
          </table:table-cell>
          <table:table-cell office:value-type="float" office:value="30.867291513443458" table:formula="of:=[.B23]/([.A23]*LOG([.A23]))" table:style-name="ce4">
            <text:p>30,867</text:p>
          </table:table-cell>
          <table:table-cell office:value-type="float" office:value="2.2362327575683592E-2" table:formula="of:=[.B23]/[.A23]^2" table:style-name="ce4">
            <text:p>0,022</text:p>
          </table:table-cell>
          <table:table-cell table:number-columns-repeated="16378"/>
        </table:table-row>
        <table:table-row table:style-name="ro1">
          <table:table-cell office:value-type="float" office:value="10240" table:formula="of:=[.A11]" table:style-name="ce3">
            <text:p>10240</text:p>
          </table:table-cell>
          <table:table-cell office:value-type="float" office:value="1003648" table:formula="of:=[.E11]" table:style-name="ce3">
            <text:p>1003648</text:p>
          </table:table-cell>
          <table:table-cell office:value-type="float" office:value="98.012500000000003" table:formula="of:=[.B24]/[.A24]" table:style-name="ce4">
            <text:p>98,013</text:p>
          </table:table-cell>
          <table:table-cell office:value-type="float" office:value="250267.56373629122" table:formula="of:=[.B24]/LOG([.A24])" table:style-name="ce4">
            <text:p>250267,564</text:p>
          </table:table-cell>
          <table:table-cell office:value-type="float" office:value="24.440191771122191" table:formula="of:=[.B24]/([.A24]*LOG([.A24]))" table:style-name="ce4">
            <text:p>24,440</text:p>
          </table:table-cell>
          <table:table-cell office:value-type="float" office:value="9.5715332031249996E-3" table:formula="of:=[.B24]/[.A24]^2" table:style-name="ce4">
            <text:p>0,010</text:p>
          </table:table-cell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  <table:table table:name="subFromValue" table:style-name="ta2"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6" table:number-columns-repeated="16378" table:default-cell-style-name="ce1"/>
        <table:table-row table:style-name="ro1"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50" table:style-name="ce5">
            <text:p>50</text:p>
          </table:table-cell>
          <table:table-cell office:value-type="float" office:value="75" table:style-name="ce5">
            <text:p>75</text:p>
          </table:table-cell>
          <table:table-cell office:value-type="float" office:value="100" table:style-name="ce5">
            <text:p>100</text:p>
          </table:table-cell>
          <table:table-cell table:style-name="ce1"/>
          <table:table-cell table:style-name="ce1">
            <draw:frame draw:z-index="2" draw:id="id5" draw:style-name="a5" draw:name="Gráfico 7" svg:x="0.47917in" svg:y="0.09375in" svg:width="5.38542in" svg:height="3.23958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74635" table:style-name="ce1">
            <text:p>174635</text:p>
          </table:table-cell>
          <table:table-cell office:value-type="float" office:value="23547" table:style-name="ce1">
            <text:p>23547</text:p>
          </table:table-cell>
          <table:table-cell office:value-type="float" office:value="31039" table:style-name="ce1">
            <text:p>31039</text:p>
          </table:table-cell>
          <table:table-cell office:value-type="float" office:value="25610" table:style-name="ce1">
            <text:p>25610</text:p>
          </table:table-cell>
          <table:table-cell table:number-columns-repeated="16379" table:style-name="ce1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49987" table:style-name="ce1">
            <text:p>49987</text:p>
          </table:table-cell>
          <table:table-cell office:value-type="float" office:value="49989" table:style-name="ce1">
            <text:p>49989</text:p>
          </table:table-cell>
          <table:table-cell office:value-type="float" office:value="49955" table:style-name="ce1">
            <text:p>49955</text:p>
          </table:table-cell>
          <table:table-cell office:value-type="float" office:value="53782" table:style-name="ce1">
            <text:p>53782</text:p>
          </table:table-cell>
          <table:table-cell table:number-columns-repeated="16379" table:style-name="ce1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77978" table:style-name="ce1">
            <text:p>77978</text:p>
          </table:table-cell>
          <table:table-cell office:value-type="float" office:value="88759" table:style-name="ce1">
            <text:p>88759</text:p>
          </table:table-cell>
          <table:table-cell office:value-type="float" office:value="92492" table:style-name="ce1">
            <text:p>92492</text:p>
          </table:table-cell>
          <table:table-cell office:value-type="float" office:value="111630" table:style-name="ce1">
            <text:p>111630</text:p>
          </table:table-cell>
          <table:table-cell table:number-columns-repeated="16379" table:style-name="ce1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float" office:value="131389" table:style-name="ce1">
            <text:p>131389</text:p>
          </table:table-cell>
          <table:table-cell office:value-type="float" office:value="107486" table:style-name="ce1">
            <text:p>107486</text:p>
          </table:table-cell>
          <table:table-cell office:value-type="float" office:value="113692" table:style-name="ce1">
            <text:p>113692</text:p>
          </table:table-cell>
          <table:table-cell office:value-type="float" office:value="115355" table:style-name="ce1">
            <text:p>115355</text:p>
          </table:table-cell>
          <table:table-cell table:number-columns-repeated="16379" table:style-name="ce1"/>
        </table:table-row>
        <table:table-row table:style-name="ro1">
          <table:table-cell office:value-type="float" office:value="320" table:style-name="ce5">
            <text:p>320</text:p>
          </table:table-cell>
          <table:table-cell office:value-type="float" office:value="187556" table:style-name="ce1">
            <text:p>187556</text:p>
          </table:table-cell>
          <table:table-cell office:value-type="float" office:value="206764" table:style-name="ce1">
            <text:p>206764</text:p>
          </table:table-cell>
          <table:table-cell office:value-type="float" office:value="242478" table:style-name="ce1">
            <text:p>242478</text:p>
          </table:table-cell>
          <table:table-cell office:value-type="float" office:value="258220" table:style-name="ce1">
            <text:p>258220</text:p>
          </table:table-cell>
          <table:table-cell table:number-columns-repeated="16379" table:style-name="ce1"/>
        </table:table-row>
        <table:table-row table:style-name="ro1">
          <table:table-cell office:value-type="float" office:value="640" table:style-name="ce5">
            <text:p>640</text:p>
          </table:table-cell>
          <table:table-cell office:value-type="float" office:value="370195" table:style-name="ce1">
            <text:p>370195</text:p>
          </table:table-cell>
          <table:table-cell office:value-type="float" office:value="393842" table:style-name="ce1">
            <text:p>393842</text:p>
          </table:table-cell>
          <table:table-cell office:value-type="float" office:value="368636" table:style-name="ce1">
            <text:p>368636</text:p>
          </table:table-cell>
          <table:table-cell office:value-type="float" office:value="396447" table:style-name="ce1">
            <text:p>396447</text:p>
          </table:table-cell>
          <table:table-cell table:number-columns-repeated="16379" table:style-name="ce1"/>
        </table:table-row>
        <table:table-row table:style-name="ro1">
          <table:table-cell office:value-type="float" office:value="1280" table:style-name="ce5">
            <text:p>1280</text:p>
          </table:table-cell>
          <table:table-cell office:value-type="float" office:value="695592" table:style-name="ce1">
            <text:p>695592</text:p>
          </table:table-cell>
          <table:table-cell office:value-type="float" office:value="615625" table:style-name="ce1">
            <text:p>615625</text:p>
          </table:table-cell>
          <table:table-cell office:value-type="float" office:value="722623" table:style-name="ce1">
            <text:p>722623</text:p>
          </table:table-cell>
          <table:table-cell office:value-type="float" office:value="716275" table:style-name="ce1">
            <text:p>716275</text:p>
          </table:table-cell>
          <table:table-cell table:number-columns-repeated="16379" table:style-name="ce1"/>
        </table:table-row>
        <table:table-row table:style-name="ro1">
          <table:table-cell office:value-type="float" office:value="2560" table:style-name="ce5">
            <text:p>2560</text:p>
          </table:table-cell>
          <table:table-cell office:value-type="float" office:value="1174666" table:style-name="ce1">
            <text:p>1174666</text:p>
          </table:table-cell>
          <table:table-cell office:value-type="float" office:value="1203497" table:style-name="ce1">
            <text:p>1203497</text:p>
          </table:table-cell>
          <table:table-cell office:value-type="float" office:value="1243673" table:style-name="ce1">
            <text:p>1243673</text:p>
          </table:table-cell>
          <table:table-cell office:value-type="float" office:value="1481351" table:style-name="ce1">
            <text:p>1481351</text:p>
          </table:table-cell>
          <table:table-cell table:number-columns-repeated="16379" table:style-name="ce1"/>
        </table:table-row>
        <table:table-row table:style-name="ro1">
          <table:table-cell office:value-type="float" office:value="5120" table:style-name="ce5">
            <text:p>5120</text:p>
          </table:table-cell>
          <table:table-cell office:value-type="float" office:value="2289036" table:style-name="ce1">
            <text:p>2289036</text:p>
          </table:table-cell>
          <table:table-cell office:value-type="float" office:value="2276607" table:style-name="ce1">
            <text:p>2276607</text:p>
          </table:table-cell>
          <table:table-cell office:value-type="float" office:value="3569525" table:style-name="ce1">
            <text:p>3569525</text:p>
          </table:table-cell>
          <table:table-cell office:value-type="float" office:value="3316272" table:style-name="ce1">
            <text:p>3316272</text:p>
          </table:table-cell>
          <table:table-cell table:number-columns-repeated="16379" table:style-name="ce1"/>
        </table:table-row>
        <table:table-row table:style-name="ro1">
          <table:table-cell office:value-type="float" office:value="10240" table:style-name="ce5">
            <text:p>10240</text:p>
          </table:table-cell>
          <table:table-cell office:value-type="float" office:value="2400466" table:style-name="ce1">
            <text:p>2400466</text:p>
          </table:table-cell>
          <table:table-cell office:value-type="float" office:value="2255456" table:style-name="ce1">
            <text:p>2255456</text:p>
          </table:table-cell>
          <table:table-cell office:value-type="float" office:value="1159693" table:style-name="ce1">
            <text:p>1159693</text:p>
          </table:table-cell>
          <table:table-cell office:value-type="float" office:value="1305339" table:style-name="ce1">
            <text:p>1305339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T/N</text:p>
          </table:table-cell>
          <table:table-cell office:value-type="string" table:style-name="ce2">
            <text:p>T/log(N)</text:p>
          </table:table-cell>
          <table:table-cell office:value-type="string" table:style-name="ce2">
            <text:p>T/(N·log N)</text:p>
          </table:table-cell>
          <table:table-cell office:value-type="string" table:style-name="ce2">
            <text:p>T/N<text:span text:style-name="T1">2</text:span></text:p>
          </table:table-cell>
          <table:table-cell table:number-columns-repeated="16378"/>
        </table:table-row>
        <table:table-row table:style-name="ro1">
          <table:table-cell office:value-type="float" office:value="20" table:formula="of:=[.A2]" table:style-name="ce3">
            <text:p>20</text:p>
          </table:table-cell>
          <table:table-cell office:value-type="float" office:value="25610" table:formula="of:=[.E2]" table:style-name="ce3">
            <text:p>25610</text:p>
          </table:table-cell>
          <table:table-cell office:value-type="float" office:value="1280.5" table:formula="of:=[.B15]/[.A15]" table:style-name="ce4">
            <text:p>1280,500</text:p>
          </table:table-cell>
          <table:table-cell office:value-type="float" office:value="19684.403960978565" table:formula="of:=[.B15]/LOG([.A15])" table:style-name="ce4">
            <text:p>19684,404</text:p>
          </table:table-cell>
          <table:table-cell office:value-type="float" office:value="984.2201980489283" table:formula="of:=[.B15]/([.A15]*LOG([.A15]))" table:style-name="ce4">
            <text:p>984,220</text:p>
          </table:table-cell>
          <table:table-cell office:value-type="float" office:value="64.025000000000006" table:formula="of:=[.B15]/[.A15]^2" table:style-name="ce4">
            <text:p>64,025</text:p>
          </table:table-cell>
          <table:table-cell table:number-columns-repeated="16378"/>
        </table:table-row>
        <table:table-row table:style-name="ro1">
          <table:table-cell office:value-type="float" office:value="40" table:formula="of:=[.A3]" table:style-name="ce3">
            <text:p>40</text:p>
          </table:table-cell>
          <table:table-cell office:value-type="float" office:value="53782" table:formula="of:=[.E3]" table:style-name="ce3">
            <text:p>53782</text:p>
          </table:table-cell>
          <table:table-cell office:value-type="float" office:value="1344.55" table:formula="of:=[.B16]/[.A16]" table:style-name="ce4">
            <text:p>1344,550</text:p>
          </table:table-cell>
          <table:table-cell office:value-type="float" office:value="33570.528126989557" table:formula="of:=[.B16]/LOG([.A16])" table:style-name="ce4">
            <text:p>33570,528</text:p>
          </table:table-cell>
          <table:table-cell office:value-type="float" office:value="839.26320317473892" table:formula="of:=[.B16]/([.A16]*LOG([.A16]))" table:style-name="ce4">
            <text:p>839,263</text:p>
          </table:table-cell>
          <table:table-cell office:value-type="float" office:value="33.613750000000003" table:formula="of:=[.B16]/[.A16]^2" table:style-name="ce4">
            <text:p>33,614</text:p>
          </table:table-cell>
          <table:table-cell table:style-name="ce1">
            <draw:frame draw:z-index="1" draw:id="id4" draw:style-name="a4" draw:name="Gráfico 6" svg:x="0.20833in" svg:y="0.17708in" svg:width="5.76042in" svg:height="3.0937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80" table:formula="of:=[.A4]" table:style-name="ce3">
            <text:p>80</text:p>
          </table:table-cell>
          <table:table-cell office:value-type="float" office:value="111630" table:formula="of:=[.E4]" table:style-name="ce3">
            <text:p>111630</text:p>
          </table:table-cell>
          <table:table-cell office:value-type="float" office:value="1395.375" table:formula="of:=[.B17]/[.A17]" table:style-name="ce4">
            <text:p>1395,375</text:p>
          </table:table-cell>
          <table:table-cell office:value-type="float" office:value="58657.236790176321" table:formula="of:=[.B17]/LOG([.A17])" table:style-name="ce4">
            <text:p>58657,237</text:p>
          </table:table-cell>
          <table:table-cell office:value-type="float" office:value="733.21545987720401" table:formula="of:=[.B17]/([.A17]*LOG([.A17]))" table:style-name="ce4">
            <text:p>733,215</text:p>
          </table:table-cell>
          <table:table-cell office:value-type="float" office:value="17.442187499999999" table:formula="of:=[.B17]/[.A17]^2" table:style-name="ce4">
            <text:p>17,442</text:p>
          </table:table-cell>
          <table:table-cell table:number-columns-repeated="16378"/>
        </table:table-row>
        <table:table-row table:style-name="ro1">
          <table:table-cell office:value-type="float" office:value="160" table:formula="of:=[.A5]" table:style-name="ce3">
            <text:p>160</text:p>
          </table:table-cell>
          <table:table-cell office:value-type="float" office:value="115355" table:formula="of:=[.E5]" table:style-name="ce3">
            <text:p>115355</text:p>
          </table:table-cell>
          <table:table-cell office:value-type="float" office:value="720.96875" table:formula="of:=[.B18]/[.A18]" table:style-name="ce4">
            <text:p>720,969</text:p>
          </table:table-cell>
          <table:table-cell office:value-type="float" office:value="52336.08011710838" table:formula="of:=[.B18]/LOG([.A18])" table:style-name="ce4">
            <text:p>52336,080</text:p>
          </table:table-cell>
          <table:table-cell office:value-type="float" office:value="327.10050073192735" table:formula="of:=[.B18]/([.A18]*LOG([.A18]))" table:style-name="ce4">
            <text:p>327,101</text:p>
          </table:table-cell>
          <table:table-cell office:value-type="float" office:value="4.5060546874999998" table:formula="of:=[.B18]/[.A18]^2" table:style-name="ce4">
            <text:p>4,506</text:p>
          </table:table-cell>
          <table:table-cell table:number-columns-repeated="16378"/>
        </table:table-row>
        <table:table-row table:style-name="ro1">
          <table:table-cell office:value-type="float" office:value="320" table:formula="of:=[.A6]" table:style-name="ce3">
            <text:p>320</text:p>
          </table:table-cell>
          <table:table-cell office:value-type="float" office:value="258220" table:formula="of:=[.E6]" table:style-name="ce3">
            <text:p>258220</text:p>
          </table:table-cell>
          <table:table-cell office:value-type="float" office:value="806.9375" table:formula="of:=[.B19]/[.A19]" table:style-name="ce4">
            <text:p>806,938</text:p>
          </table:table-cell>
          <table:table-cell office:value-type="float" office:value="103075.66502392676" table:formula="of:=[.B19]/LOG([.A19])" table:style-name="ce4">
            <text:p>103075,665</text:p>
          </table:table-cell>
          <table:table-cell office:value-type="float" office:value="322.11145319977112" table:formula="of:=[.B19]/([.A19]*LOG([.A19]))" table:style-name="ce4">
            <text:p>322,111</text:p>
          </table:table-cell>
          <table:table-cell office:value-type="float" office:value="2.5216796874999998" table:formula="of:=[.B19]/[.A19]^2" table:style-name="ce4">
            <text:p>2,522</text:p>
          </table:table-cell>
          <table:table-cell table:number-columns-repeated="16378"/>
        </table:table-row>
        <table:table-row table:style-name="ro1">
          <table:table-cell office:value-type="float" office:value="640" table:formula="of:=[.A7]" table:style-name="ce3">
            <text:p>640</text:p>
          </table:table-cell>
          <table:table-cell office:value-type="float" office:value="396447" table:formula="of:=[.E7]" table:style-name="ce3">
            <text:p>396447</text:p>
          </table:table-cell>
          <table:table-cell office:value-type="float" office:value="619.44843749999995" table:formula="of:=[.B20]/[.A20]" table:style-name="ce4">
            <text:p>619,448</text:p>
          </table:table-cell>
          <table:table-cell office:value-type="float" office:value="141276.39840475761" table:formula="of:=[.B20]/LOG([.A20])" table:style-name="ce4">
            <text:p>141276,398</text:p>
          </table:table-cell>
          <table:table-cell office:value-type="float" office:value="220.74437250743378" table:formula="of:=[.B20]/([.A20]*LOG([.A20]))" table:style-name="ce4">
            <text:p>220,744</text:p>
          </table:table-cell>
          <table:table-cell office:value-type="float" office:value="0.96788818359374995" table:formula="of:=[.B20]/[.A20]^2" table:style-name="ce4">
            <text:p>0,968</text:p>
          </table:table-cell>
          <table:table-cell table:number-columns-repeated="16378"/>
        </table:table-row>
        <table:table-row table:style-name="ro1">
          <table:table-cell office:value-type="float" office:value="1280" table:formula="of:=[.A8]" table:style-name="ce3">
            <text:p>1280</text:p>
          </table:table-cell>
          <table:table-cell office:value-type="float" office:value="716275" table:formula="of:=[.E8]" table:style-name="ce3">
            <text:p>716275</text:p>
          </table:table-cell>
          <table:table-cell office:value-type="float" office:value="559.58984375" table:formula="of:=[.B21]/[.A21]" table:style-name="ce4">
            <text:p>559,590</text:p>
          </table:table-cell>
          <table:table-cell office:value-type="float" office:value="230520.3082497748" table:formula="of:=[.B21]/LOG([.A21])" table:style-name="ce4">
            <text:p>230520,308</text:p>
          </table:table-cell>
          <table:table-cell office:value-type="float" office:value="180.09399082013655" table:formula="of:=[.B21]/([.A21]*LOG([.A21]))" table:style-name="ce4">
            <text:p>180,094</text:p>
          </table:table-cell>
          <table:table-cell office:value-type="float" office:value="0.4371795654296875" table:formula="of:=[.B21]/[.A21]^2" table:style-name="ce4">
            <text:p>0,437</text:p>
          </table:table-cell>
          <table:table-cell table:number-columns-repeated="16378"/>
        </table:table-row>
        <table:table-row table:style-name="ro1">
          <table:table-cell office:value-type="float" office:value="2560" table:formula="of:=[.A9]" table:style-name="ce3">
            <text:p>2560</text:p>
          </table:table-cell>
          <table:table-cell office:value-type="float" office:value="1481351" table:formula="of:=[.E9]" table:style-name="ce3">
            <text:p>1481351</text:p>
          </table:table-cell>
          <table:table-cell office:value-type="float" office:value="578.65273437500002" table:formula="of:=[.B22]/[.A22]" table:style-name="ce4">
            <text:p>578,653</text:p>
          </table:table-cell>
          <table:table-cell office:value-type="float" office:value="434638.11676313652" table:formula="of:=[.B22]/LOG([.A22])" table:style-name="ce4">
            <text:p>434638,117</text:p>
          </table:table-cell>
          <table:table-cell office:value-type="float" office:value="169.78051436060022" table:formula="of:=[.B22]/([.A22]*LOG([.A22]))" table:style-name="ce4">
            <text:p>169,781</text:p>
          </table:table-cell>
          <table:table-cell office:value-type="float" office:value="0.22603622436523438" table:formula="of:=[.B22]/[.A22]^2" table:style-name="ce4">
            <text:p>0,226</text:p>
          </table:table-cell>
          <table:table-cell table:number-columns-repeated="16378"/>
        </table:table-row>
        <table:table-row table:style-name="ro1">
          <table:table-cell office:value-type="float" office:value="5120" table:formula="of:=[.A10]" table:style-name="ce3">
            <text:p>5120</text:p>
          </table:table-cell>
          <table:table-cell office:value-type="float" office:value="3316272" table:formula="of:=[.E10]" table:style-name="ce3">
            <text:p>3316272</text:p>
          </table:table-cell>
          <table:table-cell office:value-type="float" office:value="647.70937500000002" table:formula="of:=[.B23]/[.A23]" table:style-name="ce4">
            <text:p>647,709</text:p>
          </table:table-cell>
          <table:table-cell office:value-type="float" office:value="894049.78200280643" table:formula="of:=[.B23]/LOG([.A23])" table:style-name="ce4">
            <text:p>894049,782</text:p>
          </table:table-cell>
          <table:table-cell office:value-type="float" office:value="174.61909804742314" table:formula="of:=[.B23]/([.A23]*LOG([.A23]))" table:style-name="ce4">
            <text:p>174,619</text:p>
          </table:table-cell>
          <table:table-cell office:value-type="float" office:value="0.1265057373046875" table:formula="of:=[.B23]/[.A23]^2" table:style-name="ce4">
            <text:p>0,127</text:p>
          </table:table-cell>
          <table:table-cell table:number-columns-repeated="16378"/>
        </table:table-row>
        <table:table-row table:style-name="ro1">
          <table:table-cell office:value-type="float" office:value="10240" table:formula="of:=[.A11]" table:style-name="ce3">
            <text:p>10240</text:p>
          </table:table-cell>
          <table:table-cell office:value-type="float" office:value="1305339" table:formula="of:=[.E11]" table:style-name="ce3">
            <text:p>1305339</text:p>
          </table:table-cell>
          <table:table-cell office:value-type="float" office:value="127.47451171874999" table:formula="of:=[.B24]/[.A24]" table:style-name="ce4">
            <text:p>127,475</text:p>
          </table:table-cell>
          <table:table-cell office:value-type="float" office:value="325496.59978395479" table:formula="of:=[.B24]/LOG([.A24])" table:style-name="ce4">
            <text:p>325496,600</text:p>
          </table:table-cell>
          <table:table-cell office:value-type="float" office:value="31.786777322651833" table:formula="of:=[.B24]/([.A24]*LOG([.A24]))" table:style-name="ce4">
            <text:p>31,787</text:p>
          </table:table-cell>
          <table:table-cell office:value-type="float" office:value="1.2448682785034179E-2" table:formula="of:=[.B24]/[.A24]^2" table:style-name="ce4">
            <text:p>0,012</text:p>
          </table:table-cell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  <table:table table:name="multValue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6" table:number-columns-repeated="16378" table:default-cell-style-name="ce1"/>
        <table:table-row table:style-name="ro1"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50" table:style-name="ce5">
            <text:p>50</text:p>
          </table:table-cell>
          <table:table-cell office:value-type="float" office:value="75" table:style-name="ce5">
            <text:p>75</text:p>
          </table:table-cell>
          <table:table-cell office:value-type="float" office:value="100" table:style-name="ce5">
            <text:p>100</text:p>
          </table:table-cell>
          <table:table-cell table:style-name="ce1"/>
          <table:table-cell table:style-name="ce1">
            <draw:frame draw:z-index="2" draw:id="id7" draw:style-name="a7" draw:name="Gráfico 3" svg:x="0.5in" svg:y="0in" svg:width="5.38542in" svg:height="3.23958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29693" table:style-name="ce1">
            <text:p>129693</text:p>
          </table:table-cell>
          <table:table-cell office:value-type="float" office:value="90691" table:style-name="ce1">
            <text:p>90691</text:p>
          </table:table-cell>
          <table:table-cell office:value-type="float" office:value="152441" table:style-name="ce1">
            <text:p>152441</text:p>
          </table:table-cell>
          <table:table-cell office:value-type="float" office:value="196685" table:style-name="ce1">
            <text:p>196685</text:p>
          </table:table-cell>
          <table:table-cell table:number-columns-repeated="16379" table:style-name="ce1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156684" table:style-name="ce1">
            <text:p>156684</text:p>
          </table:table-cell>
          <table:table-cell office:value-type="float" office:value="353847" table:style-name="ce1">
            <text:p>353847</text:p>
          </table:table-cell>
          <table:table-cell office:value-type="float" office:value="683938" table:style-name="ce1">
            <text:p>683938</text:p>
          </table:table-cell>
          <table:table-cell office:value-type="float" office:value="786178" table:style-name="ce1">
            <text:p>786178</text:p>
          </table:table-cell>
          <table:table-cell table:number-columns-repeated="16379" table:style-name="ce1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718846" table:style-name="ce1">
            <text:p>718846</text:p>
          </table:table-cell>
          <table:table-cell office:value-type="float" office:value="1286223" table:style-name="ce1">
            <text:p>1286223</text:p>
          </table:table-cell>
          <table:table-cell office:value-type="float" office:value="1032901" table:style-name="ce1">
            <text:p>1032901</text:p>
          </table:table-cell>
          <table:table-cell office:value-type="float" office:value="1013413" table:style-name="ce1">
            <text:p>1013413</text:p>
          </table:table-cell>
          <table:table-cell table:number-columns-repeated="16379" table:style-name="ce1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float" office:value="928807" table:style-name="ce1">
            <text:p>928807</text:p>
          </table:table-cell>
          <table:table-cell office:value-type="float" office:value="1746794" table:style-name="ce1">
            <text:p>1746794</text:p>
          </table:table-cell>
          <table:table-cell office:value-type="float" office:value="4401833" table:style-name="ce1">
            <text:p>4401833</text:p>
          </table:table-cell>
          <table:table-cell office:value-type="float" office:value="7008162" table:style-name="ce1">
            <text:p>7008162</text:p>
          </table:table-cell>
          <table:table-cell table:number-columns-repeated="16379" table:style-name="ce1"/>
        </table:table-row>
        <table:table-row table:style-name="ro1">
          <table:table-cell office:value-type="float" office:value="320" table:style-name="ce5">
            <text:p>320</text:p>
          </table:table-cell>
          <table:table-cell office:value-type="float" office:value="5813264" table:style-name="ce1">
            <text:p>5813264</text:p>
          </table:table-cell>
          <table:table-cell office:value-type="float" office:value="11681837" table:style-name="ce1">
            <text:p>11681837</text:p>
          </table:table-cell>
          <table:table-cell office:value-type="float" office:value="24689712" table:style-name="ce1">
            <text:p>24689712</text:p>
          </table:table-cell>
          <table:table-cell office:value-type="float" office:value="38162641" table:style-name="ce1">
            <text:p>38162641</text:p>
          </table:table-cell>
          <table:table-cell table:number-columns-repeated="16379" table:style-name="ce1"/>
        </table:table-row>
        <table:table-row table:style-name="ro1">
          <table:table-cell office:value-type="float" office:value="640" table:style-name="ce5">
            <text:p>640</text:p>
          </table:table-cell>
          <table:table-cell office:value-type="float" office:value="27144769" table:style-name="ce1">
            <text:p>27144769</text:p>
          </table:table-cell>
          <table:table-cell office:value-type="float" office:value="25117124" table:style-name="ce1">
            <text:p>25117124</text:p>
          </table:table-cell>
          <table:table-cell office:value-type="float" office:value="31698602" table:style-name="ce1">
            <text:p>31698602</text:p>
          </table:table-cell>
          <table:table-cell office:value-type="float" office:value="47430228" table:style-name="ce1">
            <text:p>47430228</text:p>
          </table:table-cell>
          <table:table-cell table:number-columns-repeated="16379" table:style-name="ce1"/>
        </table:table-row>
        <table:table-row table:style-name="ro1">
          <table:table-cell office:value-type="float" office:value="1280" table:style-name="ce5">
            <text:p>1280</text:p>
          </table:table-cell>
          <table:table-cell office:value-type="float" office:value="24638973" table:style-name="ce1">
            <text:p>24638973</text:p>
          </table:table-cell>
          <table:table-cell office:value-type="float" office:value="61647092" table:style-name="ce1">
            <text:p>61647092</text:p>
          </table:table-cell>
          <table:table-cell office:value-type="float" office:value="80372373" table:style-name="ce1">
            <text:p>80372373</text:p>
          </table:table-cell>
          <table:table-cell office:value-type="float" office:value="145743205" table:style-name="ce1">
            <text:p>145743205</text:p>
          </table:table-cell>
          <table:table-cell table:number-columns-repeated="16379" table:style-name="ce1"/>
        </table:table-row>
        <table:table-row table:style-name="ro1">
          <table:table-cell office:value-type="float" office:value="2560" table:style-name="ce5">
            <text:p>2560</text:p>
          </table:table-cell>
          <table:table-cell office:value-type="float" office:value="121971340" table:style-name="ce1">
            <text:p>121971340</text:p>
          </table:table-cell>
          <table:table-cell office:value-type="float" office:value="208404431" table:style-name="ce1">
            <text:p>208404431</text:p>
          </table:table-cell>
          <table:table-cell office:value-type="float" office:value="378667019" table:style-name="ce1">
            <text:p>378667019</text:p>
          </table:table-cell>
          <table:table-cell office:value-type="float" office:value="464731464" table:style-name="ce1">
            <text:p>464731464</text:p>
          </table:table-cell>
          <table:table-cell table:number-columns-repeated="16379" table:style-name="ce1"/>
        </table:table-row>
        <table:table-row table:style-name="ro1">
          <table:table-cell office:value-type="float" office:value="5120" table:style-name="ce5">
            <text:p>5120</text:p>
          </table:table-cell>
          <table:table-cell office:value-type="float" office:value="403679672" table:style-name="ce1">
            <text:p>403679672</text:p>
          </table:table-cell>
          <table:table-cell office:value-type="float" office:value="962511191" table:style-name="ce1">
            <text:p>962511191</text:p>
          </table:table-cell>
          <table:table-cell office:value-type="float" office:value="1430661116" table:style-name="ce1">
            <text:p>1430661116</text:p>
          </table:table-cell>
          <table:table-cell office:value-type="float" office:value="1889655171" table:style-name="ce1">
            <text:p>1889655171</text:p>
          </table:table-cell>
          <table:table-cell table:number-columns-repeated="16379" table:style-name="ce1"/>
        </table:table-row>
        <table:table-row table:style-name="ro1">
          <table:table-cell office:value-type="float" office:value="10240" table:style-name="ce5">
            <text:p>10240</text:p>
          </table:table-cell>
          <table:table-cell office:value-type="float" office:value="1969697143" table:style-name="ce1">
            <text:p>1969697143</text:p>
          </table:table-cell>
          <table:table-cell office:value-type="float" office:value="2992384896" table:style-name="ce1">
            <text:p>2992384896</text:p>
          </table:table-cell>
          <table:table-cell office:value-type="float" office:value="4757622833" table:style-name="ce1">
            <text:p>4757622833</text:p>
          </table:table-cell>
          <table:table-cell office:value-type="float" office:value="8533551409" table:style-name="ce1">
            <text:p>8533551409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T/N</text:p>
          </table:table-cell>
          <table:table-cell office:value-type="string" table:style-name="ce2">
            <text:p>T/log(N)</text:p>
          </table:table-cell>
          <table:table-cell office:value-type="string" table:style-name="ce2">
            <text:p>T/(N·log N)</text:p>
          </table:table-cell>
          <table:table-cell office:value-type="string" table:style-name="ce2">
            <text:p>T/N<text:span text:style-name="T1">2</text:span></text:p>
          </table:table-cell>
          <table:table-cell table:number-columns-repeated="16378"/>
        </table:table-row>
        <table:table-row table:style-name="ro1">
          <table:table-cell office:value-type="float" office:value="20" table:formula="of:=[.A2]" table:style-name="ce3">
            <text:p>20</text:p>
          </table:table-cell>
          <table:table-cell office:value-type="float" office:value="196685" table:formula="of:=[.E2]" table:style-name="ce3">
            <text:p>196685</text:p>
          </table:table-cell>
          <table:table-cell office:value-type="float" office:value="9834.25" table:formula="of:=[.B15]/[.A15]" table:style-name="ce4">
            <text:p>9834,250</text:p>
          </table:table-cell>
          <table:table-cell office:value-type="float" office:value="151176.37614467277" table:formula="of:=[.B15]/LOG([.A15])" table:style-name="ce4">
            <text:p>151176,376</text:p>
          </table:table-cell>
          <table:table-cell office:value-type="float" office:value="7558.8188072336379" table:formula="of:=[.B15]/([.A15]*LOG([.A15]))" table:style-name="ce4">
            <text:p>7558,819</text:p>
          </table:table-cell>
          <table:table-cell office:value-type="float" office:value="491.71249999999998" table:formula="of:=[.B15]/[.A15]^2" table:style-name="ce4">
            <text:p>491,713</text:p>
          </table:table-cell>
          <table:table-cell table:number-columns-repeated="16378"/>
        </table:table-row>
        <table:table-row table:style-name="ro1">
          <table:table-cell office:value-type="float" office:value="40" table:formula="of:=[.A3]" table:style-name="ce3">
            <text:p>40</text:p>
          </table:table-cell>
          <table:table-cell office:value-type="float" office:value="786178" table:formula="of:=[.E3]" table:style-name="ce3">
            <text:p>786178</text:p>
          </table:table-cell>
          <table:table-cell office:value-type="float" office:value="19654.45" table:formula="of:=[.B16]/[.A16]" table:style-name="ce4">
            <text:p>19654,450</text:p>
          </table:table-cell>
          <table:table-cell office:value-type="float" office:value="490729.43850768649" table:formula="of:=[.B16]/LOG([.A16])" table:style-name="ce4">
            <text:p>490729,439</text:p>
          </table:table-cell>
          <table:table-cell office:value-type="float" office:value="12268.235962692163" table:formula="of:=[.B16]/([.A16]*LOG([.A16]))" table:style-name="ce4">
            <text:p>12268,236</text:p>
          </table:table-cell>
          <table:table-cell office:value-type="float" office:value="491.36124999999998" table:formula="of:=[.B16]/[.A16]^2" table:style-name="ce4">
            <text:p>491,361</text:p>
          </table:table-cell>
          <table:table-cell table:style-name="ce1">
            <draw:frame draw:z-index="1" draw:id="id6" draw:style-name="a6" draw:name="Gráfico 1" svg:x="0.28125in" svg:y="0.10417in" svg:width="5.57292in" svg:height="3.36458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80" table:formula="of:=[.A4]" table:style-name="ce3">
            <text:p>80</text:p>
          </table:table-cell>
          <table:table-cell office:value-type="float" office:value="1013413" table:formula="of:=[.E4]" table:style-name="ce3">
            <text:p>1013413</text:p>
          </table:table-cell>
          <table:table-cell office:value-type="float" office:value="12667.6625" table:formula="of:=[.B17]/[.A17]" table:style-name="ce4">
            <text:p>12667,663</text:p>
          </table:table-cell>
          <table:table-cell office:value-type="float" office:value="532509.23862082732" table:formula="of:=[.B17]/LOG([.A17])" table:style-name="ce4">
            <text:p>532509,239</text:p>
          </table:table-cell>
          <table:table-cell office:value-type="float" office:value="6656.3654827603423" table:formula="of:=[.B17]/([.A17]*LOG([.A17]))" table:style-name="ce4">
            <text:p>6656,365</text:p>
          </table:table-cell>
          <table:table-cell office:value-type="float" office:value="158.34578124999999" table:formula="of:=[.B17]/[.A17]^2" table:style-name="ce4">
            <text:p>158,346</text:p>
          </table:table-cell>
          <table:table-cell table:number-columns-repeated="16378"/>
        </table:table-row>
        <table:table-row table:style-name="ro1">
          <table:table-cell office:value-type="float" office:value="160" table:formula="of:=[.A5]" table:style-name="ce3">
            <text:p>160</text:p>
          </table:table-cell>
          <table:table-cell office:value-type="float" office:value="7008162" table:formula="of:=[.E5]" table:style-name="ce3">
            <text:p>7008162</text:p>
          </table:table-cell>
          <table:table-cell office:value-type="float" office:value="43801.012499999997" table:formula="of:=[.B18]/[.A18]" table:style-name="ce4">
            <text:p>43801,013</text:p>
          </table:table-cell>
          <table:table-cell office:value-type="float" office:value="3179573.7324405052" table:formula="of:=[.B18]/LOG([.A18])" table:style-name="ce4">
            <text:p>3179573,732</text:p>
          </table:table-cell>
          <table:table-cell office:value-type="float" office:value="19872.335827753159" table:formula="of:=[.B18]/([.A18]*LOG([.A18]))" table:style-name="ce4">
            <text:p>19872,336</text:p>
          </table:table-cell>
          <table:table-cell office:value-type="float" office:value="273.75632812499998" table:formula="of:=[.B18]/[.A18]^2" table:style-name="ce4">
            <text:p>273,756</text:p>
          </table:table-cell>
          <table:table-cell table:number-columns-repeated="16378"/>
        </table:table-row>
        <table:table-row table:style-name="ro1">
          <table:table-cell office:value-type="float" office:value="320" table:formula="of:=[.A6]" table:style-name="ce3">
            <text:p>320</text:p>
          </table:table-cell>
          <table:table-cell office:value-type="float" office:value="38162641" table:formula="of:=[.E6]" table:style-name="ce3">
            <text:p>38162641</text:p>
          </table:table-cell>
          <table:table-cell office:value-type="float" office:value="119258.253125" table:formula="of:=[.B19]/[.A19]" table:style-name="ce4">
            <text:p>119258,253</text:p>
          </table:table-cell>
          <table:table-cell office:value-type="float" office:value="15233675.16127478" table:formula="of:=[.B19]/LOG([.A19])" table:style-name="ce4">
            <text:p>15233675,161</text:p>
          </table:table-cell>
          <table:table-cell office:value-type="float" office:value="47605.234878983683" table:formula="of:=[.B19]/([.A19]*LOG([.A19]))" table:style-name="ce4">
            <text:p>47605,235</text:p>
          </table:table-cell>
          <table:table-cell office:value-type="float" office:value="372.68204101562497" table:formula="of:=[.B19]/[.A19]^2" table:style-name="ce4">
            <text:p>372,682</text:p>
          </table:table-cell>
          <table:table-cell table:number-columns-repeated="16378"/>
        </table:table-row>
        <table:table-row table:style-name="ro1">
          <table:table-cell office:value-type="float" office:value="640" table:formula="of:=[.A7]" table:style-name="ce3">
            <text:p>640</text:p>
          </table:table-cell>
          <table:table-cell office:value-type="float" office:value="47430228" table:formula="of:=[.E7]" table:style-name="ce3">
            <text:p>47430228</text:p>
          </table:table-cell>
          <table:table-cell office:value-type="float" office:value="74109.731249999997" table:formula="of:=[.B20]/[.A20]" table:style-name="ce4">
            <text:p>74109,731</text:p>
          </table:table-cell>
          <table:table-cell office:value-type="float" office:value="16902062.034411889" table:formula="of:=[.B20]/LOG([.A20])" table:style-name="ce4">
            <text:p>16902062,034</text:p>
          </table:table-cell>
          <table:table-cell office:value-type="float" office:value="26409.471928768577" table:formula="of:=[.B20]/([.A20]*LOG([.A20]))" table:style-name="ce4">
            <text:p>26409,472</text:p>
          </table:table-cell>
          <table:table-cell office:value-type="float" office:value="115.79645507812501" table:formula="of:=[.B20]/[.A20]^2" table:style-name="ce4">
            <text:p>115,796</text:p>
          </table:table-cell>
          <table:table-cell table:number-columns-repeated="16378"/>
        </table:table-row>
        <table:table-row table:style-name="ro1">
          <table:table-cell office:value-type="float" office:value="1280" table:formula="of:=[.A8]" table:style-name="ce3">
            <text:p>1280</text:p>
          </table:table-cell>
          <table:table-cell office:value-type="float" office:value="145743205" table:formula="of:=[.E8]" table:style-name="ce3">
            <text:p>145743205</text:p>
          </table:table-cell>
          <table:table-cell office:value-type="float" office:value="113861.87890625" table:formula="of:=[.B21]/[.A21]" table:style-name="ce4">
            <text:p>113861,879</text:p>
          </table:table-cell>
          <table:table-cell office:value-type="float" office:value="46904845.962668136" table:formula="of:=[.B21]/LOG([.A21])" table:style-name="ce4">
            <text:p>46904845,963</text:p>
          </table:table-cell>
          <table:table-cell office:value-type="float" office:value="36644.410908334481" table:formula="of:=[.B21]/([.A21]*LOG([.A21]))" table:style-name="ce4">
            <text:p>36644,411</text:p>
          </table:table-cell>
          <table:table-cell office:value-type="float" office:value="88.954592895507815" table:formula="of:=[.B21]/[.A21]^2" table:style-name="ce4">
            <text:p>88,955</text:p>
          </table:table-cell>
          <table:table-cell table:number-columns-repeated="16378"/>
        </table:table-row>
        <table:table-row table:style-name="ro1">
          <table:table-cell office:value-type="float" office:value="2560" table:formula="of:=[.A9]" table:style-name="ce3">
            <text:p>2560</text:p>
          </table:table-cell>
          <table:table-cell office:value-type="float" office:value="464731464" table:formula="of:=[.E9]" table:style-name="ce3">
            <text:p>464731464</text:p>
          </table:table-cell>
          <table:table-cell office:value-type="float" office:value="181535.72812499999" table:formula="of:=[.B22]/[.A22]" table:style-name="ce4">
            <text:p>181535,728</text:p>
          </table:table-cell>
          <table:table-cell office:value-type="float" office:value="136355265.10161021" table:formula="of:=[.B22]/LOG([.A22])" table:style-name="ce4">
            <text:p>136355265,102</text:p>
          </table:table-cell>
          <table:table-cell office:value-type="float" office:value="53263.775430316491" table:formula="of:=[.B22]/([.A22]*LOG([.A22]))" table:style-name="ce4">
            <text:p>53263,775</text:p>
          </table:table-cell>
          <table:table-cell office:value-type="float" office:value="70.91239379882812" table:formula="of:=[.B22]/[.A22]^2" table:style-name="ce4">
            <text:p>70,912</text:p>
          </table:table-cell>
          <table:table-cell table:number-columns-repeated="16378"/>
        </table:table-row>
        <table:table-row table:style-name="ro1">
          <table:table-cell office:value-type="float" office:value="5120" table:formula="of:=[.A10]" table:style-name="ce3">
            <text:p>5120</text:p>
          </table:table-cell>
          <table:table-cell office:value-type="float" office:value="1889655171" table:formula="of:=[.E10]" table:style-name="ce3">
            <text:p>1889655171</text:p>
          </table:table-cell>
          <table:table-cell office:value-type="float" office:value="369073.27558593749" table:formula="of:=[.B23]/[.A23]" table:style-name="ce4">
            <text:p>369073,276</text:p>
          </table:table-cell>
          <table:table-cell office:value-type="float" office:value="509441262.26468337" table:formula="of:=[.B23]/LOG([.A23])" table:style-name="ce4">
            <text:p>509441262,265</text:p>
          </table:table-cell>
          <table:table-cell office:value-type="float" office:value="99500.246536070976" table:formula="of:=[.B23]/([.A23]*LOG([.A23]))" table:style-name="ce4">
            <text:p>99500,247</text:p>
          </table:table-cell>
          <table:table-cell office:value-type="float" office:value="72.084624137878421" table:formula="of:=[.B23]/[.A23]^2" table:style-name="ce4">
            <text:p>72,085</text:p>
          </table:table-cell>
          <table:table-cell table:number-columns-repeated="16378"/>
        </table:table-row>
        <table:table-row table:style-name="ro1">
          <table:table-cell office:value-type="float" office:value="10240" table:formula="of:=[.A11]" table:style-name="ce3">
            <text:p>10240</text:p>
          </table:table-cell>
          <table:table-cell office:value-type="float" office:value="8533551409" table:formula="of:=[.E11]" table:style-name="ce3">
            <text:p>8533551409</text:p>
          </table:table-cell>
          <table:table-cell office:value-type="float" office:value="833354.62978515623" table:formula="of:=[.B24]/[.A24]" table:style-name="ce4">
            <text:p>833354,630</text:p>
          </table:table-cell>
          <table:table-cell office:value-type="float" office:value="2127908510.9010582" table:formula="of:=[.B24]/LOG([.A24])" table:style-name="ce4">
            <text:p>2127908510,901</text:p>
          </table:table-cell>
          <table:table-cell office:value-type="float" office:value="207803.56551768145" table:formula="of:=[.B24]/([.A24]*LOG([.A24]))" table:style-name="ce4">
            <text:p>207803,566</text:p>
          </table:table-cell>
          <table:table-cell office:value-type="float" office:value="81.382288064956668" table:formula="of:=[.B24]/[.A24]^2" table:style-name="ce4">
            <text:p>81,382</text:p>
          </table:table-cell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  <table:table table:name="toString" table:style-name="ta2">
        <table:table-column table:style-name="co11" table:default-cell-style-name="ce1"/>
        <table:table-column table:style-name="co19" table:number-columns-repeated="2" table:default-cell-style-name="ce1"/>
        <table:table-column table:style-name="co12" table:default-cell-style-name="ce1"/>
        <table:table-column table:style-name="co4" table:default-cell-style-name="ce1"/>
        <table:table-column table:style-name="co19" table:default-cell-style-name="ce1"/>
        <table:table-column table:style-name="co6" table:number-columns-repeated="16378" table:default-cell-style-name="ce1"/>
        <table:table-row table:style-name="ro1"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50" table:style-name="ce5">
            <text:p>50</text:p>
          </table:table-cell>
          <table:table-cell office:value-type="float" office:value="75" table:style-name="ce5">
            <text:p>75</text:p>
          </table:table-cell>
          <table:table-cell office:value-type="float" office:value="100" table:style-name="ce5">
            <text:p>100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3096" table:style-name="ce1">
            <text:p>3096</text:p>
          </table:table-cell>
          <table:table-cell office:value-type="float" office:value="324" table:style-name="ce1">
            <text:p>324</text:p>
          </table:table-cell>
          <table:table-cell office:value-type="float" office:value="170" table:style-name="ce1">
            <text:p>170</text:p>
          </table:table-cell>
          <table:table-cell office:value-type="float" office:value="145" table:style-name="ce1">
            <text:p>145</text:p>
          </table:table-cell>
          <table:table-cell table:number-columns-repeated="16379" table:style-name="ce1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357" table:style-name="ce1">
            <text:p>357</text:p>
          </table:table-cell>
          <table:table-cell office:value-type="float" office:value="327" table:style-name="ce1">
            <text:p>327</text:p>
          </table:table-cell>
          <table:table-cell office:value-type="float" office:value="414" table:style-name="ce1">
            <text:p>414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table:style-name="ce1">
            <draw:frame draw:z-index="1" draw:id="id8" draw:style-name="a8" draw:name="Gráfico 3" svg:x="0.3125in" svg:y="0.04167in" svg:width="5.57292in" svg:height="3.40625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320" table:style-name="ce1">
            <text:p>320</text:p>
          </table:table-cell>
          <table:table-cell office:value-type="float" office:value="461" table:style-name="ce1">
            <text:p>461</text:p>
          </table:table-cell>
          <table:table-cell office:value-type="float" office:value="274" table:style-name="ce1">
            <text:p>274</text:p>
          </table:table-cell>
          <table:table-cell office:value-type="float" office:value="316" table:style-name="ce1">
            <text:p>316</text:p>
          </table:table-cell>
          <table:table-cell table:number-columns-repeated="16379" table:style-name="ce1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float" office:value="336" table:style-name="ce1">
            <text:p>336</text:p>
          </table:table-cell>
          <table:table-cell office:value-type="float" office:value="444" table:style-name="ce1">
            <text:p>444</text:p>
          </table:table-cell>
          <table:table-cell office:value-type="float" office:value="799" table:style-name="ce1">
            <text:p>799</text:p>
          </table:table-cell>
          <table:table-cell office:value-type="float" office:value="817" table:style-name="ce1">
            <text:p>817</text:p>
          </table:table-cell>
          <table:table-cell table:number-columns-repeated="16379" table:style-name="ce1"/>
        </table:table-row>
        <table:table-row table:style-name="ro1">
          <table:table-cell office:value-type="float" office:value="320" table:style-name="ce5">
            <text:p>320</text:p>
          </table:table-cell>
          <table:table-cell office:value-type="float" office:value="474" table:style-name="ce1">
            <text:p>474</text:p>
          </table:table-cell>
          <table:table-cell office:value-type="float" office:value="363" table:style-name="ce1">
            <text:p>363</text:p>
          </table:table-cell>
          <table:table-cell office:value-type="float" office:value="919" table:style-name="ce1">
            <text:p>919</text:p>
          </table:table-cell>
          <table:table-cell office:value-type="float" office:value="685" table:style-name="ce1">
            <text:p>685</text:p>
          </table:table-cell>
          <table:table-cell table:number-columns-repeated="16379" table:style-name="ce1"/>
        </table:table-row>
        <table:table-row table:style-name="ro1">
          <table:table-cell office:value-type="float" office:value="640" table:style-name="ce5">
            <text:p>640</text:p>
          </table:table-cell>
          <table:table-cell office:value-type="float" office:value="665" table:style-name="ce1">
            <text:p>665</text:p>
          </table:table-cell>
          <table:table-cell office:value-type="float" office:value="605" table:style-name="ce1">
            <text:p>605</text:p>
          </table:table-cell>
          <table:table-cell office:value-type="float" office:value="769" table:style-name="ce1">
            <text:p>769</text:p>
          </table:table-cell>
          <table:table-cell office:value-type="float" office:value="807" table:style-name="ce1">
            <text:p>807</text:p>
          </table:table-cell>
          <table:table-cell table:number-columns-repeated="16379" table:style-name="ce1"/>
        </table:table-row>
        <table:table-row table:style-name="ro1">
          <table:table-cell office:value-type="float" office:value="1280" table:style-name="ce5">
            <text:p>1280</text:p>
          </table:table-cell>
          <table:table-cell office:value-type="float" office:value="726" table:style-name="ce1">
            <text:p>726</text:p>
          </table:table-cell>
          <table:table-cell office:value-type="float" office:value="1206" table:style-name="ce1">
            <text:p>1206</text:p>
          </table:table-cell>
          <table:table-cell office:value-type="float" office:value="683" table:style-name="ce1">
            <text:p>683</text:p>
          </table:table-cell>
          <table:table-cell office:value-type="float" office:value="831" table:style-name="ce1">
            <text:p>831</text:p>
          </table:table-cell>
          <table:table-cell table:number-columns-repeated="16379" table:style-name="ce1"/>
        </table:table-row>
        <table:table-row table:style-name="ro1">
          <table:table-cell office:value-type="float" office:value="2560" table:style-name="ce5">
            <text:p>2560</text:p>
          </table:table-cell>
          <table:table-cell office:value-type="float" office:value="906" table:style-name="ce1">
            <text:p>906</text:p>
          </table:table-cell>
          <table:table-cell office:value-type="float" office:value="1565" table:style-name="ce1">
            <text:p>1565</text:p>
          </table:table-cell>
          <table:table-cell office:value-type="float" office:value="645" table:style-name="ce1">
            <text:p>645</text:p>
          </table:table-cell>
          <table:table-cell office:value-type="float" office:value="565" table:style-name="ce1">
            <text:p>565</text:p>
          </table:table-cell>
          <table:table-cell table:number-columns-repeated="16379" table:style-name="ce1"/>
        </table:table-row>
        <table:table-row table:style-name="ro1">
          <table:table-cell office:value-type="float" office:value="5120" table:style-name="ce5">
            <text:p>5120</text:p>
          </table:table-cell>
          <table:table-cell office:value-type="float" office:value="482" table:style-name="ce1">
            <text:p>482</text:p>
          </table:table-cell>
          <table:table-cell office:value-type="float" office:value="652" table:style-name="ce1">
            <text:p>652</text:p>
          </table:table-cell>
          <table:table-cell office:value-type="float" office:value="2860" table:style-name="ce1">
            <text:p>2860</text:p>
          </table:table-cell>
          <table:table-cell office:value-type="float" office:value="1595" table:style-name="ce1">
            <text:p>1595</text:p>
          </table:table-cell>
          <table:table-cell table:number-columns-repeated="16379" table:style-name="ce1"/>
        </table:table-row>
        <table:table-row table:style-name="ro1">
          <table:table-cell office:value-type="float" office:value="10240" table:style-name="ce5">
            <text:p>10240</text:p>
          </table:table-cell>
          <table:table-cell office:value-type="float" office:value="3350" table:style-name="ce1">
            <text:p>3350</text:p>
          </table:table-cell>
          <table:table-cell office:value-type="float" office:value="776" table:style-name="ce1">
            <text:p>776</text:p>
          </table:table-cell>
          <table:table-cell office:value-type="float" office:value="4922" table:style-name="ce1">
            <text:p>4922</text:p>
          </table:table-cell>
          <table:table-cell office:value-type="float" office:value="7072" table:style-name="ce1">
            <text:p>7072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T/N</text:p>
          </table:table-cell>
          <table:table-cell office:value-type="string" table:style-name="ce2">
            <text:p>T/log(N)</text:p>
          </table:table-cell>
          <table:table-cell office:value-type="string" table:style-name="ce2">
            <text:p>T/(N·log N)</text:p>
          </table:table-cell>
          <table:table-cell office:value-type="string" table:style-name="ce2">
            <text:p>T/N<text:span text:style-name="T1">2</text:span></text:p>
          </table:table-cell>
          <table:table-cell table:number-columns-repeated="16378"/>
        </table:table-row>
        <table:table-row table:style-name="ro1">
          <table:table-cell office:value-type="float" office:value="20" table:formula="of:=[.A2]" table:style-name="ce3">
            <text:p>20</text:p>
          </table:table-cell>
          <table:table-cell office:value-type="float" office:value="145" table:formula="of:=[.E2]" table:style-name="ce3">
            <text:p>145</text:p>
          </table:table-cell>
          <table:table-cell office:value-type="float" office:value="7.25" table:formula="of:=[.B15]/[.A15]" table:style-name="ce4">
            <text:p>7,250</text:p>
          </table:table-cell>
          <table:table-cell office:value-type="float" office:value="111.45015909183492" table:formula="of:=[.B15]/LOG([.A15])" table:style-name="ce4">
            <text:p>111,450</text:p>
          </table:table-cell>
          <table:table-cell office:value-type="float" office:value="5.572507954591746" table:formula="of:=[.B15]/([.A15]*LOG([.A15]))" table:style-name="ce4">
            <text:p>5,573</text:p>
          </table:table-cell>
          <table:table-cell office:value-type="float" office:value="0.36249999999999999" table:formula="of:=[.B15]/[.A15]^2" table:style-name="ce4">
            <text:p>0,363</text:p>
          </table:table-cell>
          <table:table-cell table:number-columns-repeated="16378"/>
        </table:table-row>
        <table:table-row table:style-name="ro1">
          <table:table-cell office:value-type="float" office:value="40" table:formula="of:=[.A3]" table:style-name="ce3">
            <text:p>40</text:p>
          </table:table-cell>
          <table:table-cell office:value-type="float" office:value="135" table:formula="of:=[.E3]" table:style-name="ce3">
            <text:p>135</text:p>
          </table:table-cell>
          <table:table-cell office:value-type="float" office:value="3.375" table:formula="of:=[.B16]/[.A16]" table:style-name="ce4">
            <text:p>3,375</text:p>
          </table:table-cell>
          <table:table-cell office:value-type="float" office:value="84.266507328540953" table:formula="of:=[.B16]/LOG([.A16])" table:style-name="ce4">
            <text:p>84,267</text:p>
          </table:table-cell>
          <table:table-cell office:value-type="float" office:value="2.106662683213524" table:formula="of:=[.B16]/([.A16]*LOG([.A16]))" table:style-name="ce4">
            <text:p>2,107</text:p>
          </table:table-cell>
          <table:table-cell office:value-type="float" office:value="8.4375000000000006E-2" table:formula="of:=[.B16]/[.A16]^2" table:style-name="ce4">
            <text:p>0,084</text:p>
          </table:table-cell>
          <table:table-cell table:number-columns-repeated="16378"/>
        </table:table-row>
        <table:table-row table:style-name="ro1">
          <table:table-cell office:value-type="float" office:value="80" table:formula="of:=[.A4]" table:style-name="ce3">
            <text:p>80</text:p>
          </table:table-cell>
          <table:table-cell office:value-type="float" office:value="316" table:formula="of:=[.E4]" table:style-name="ce3">
            <text:p>316</text:p>
          </table:table-cell>
          <table:table-cell office:value-type="float" office:value="3.95" table:formula="of:=[.B17]/[.A17]" table:style-name="ce4">
            <text:p>3,950</text:p>
          </table:table-cell>
          <table:table-cell office:value-type="float" office:value="166.04574778908642" table:formula="of:=[.B17]/LOG([.A17])" table:style-name="ce4">
            <text:p>166,046</text:p>
          </table:table-cell>
          <table:table-cell office:value-type="float" office:value="2.0755718473635802" table:formula="of:=[.B17]/([.A17]*LOG([.A17]))" table:style-name="ce4">
            <text:p>2,076</text:p>
          </table:table-cell>
          <table:table-cell office:value-type="float" office:value="4.9375000000000002E-2" table:formula="of:=[.B17]/[.A17]^2" table:style-name="ce4">
            <text:p>0,049</text:p>
          </table:table-cell>
          <table:table-cell table:number-columns-repeated="16378"/>
        </table:table-row>
        <table:table-row table:style-name="ro1">
          <table:table-cell office:value-type="float" office:value="160" table:formula="of:=[.A5]" table:style-name="ce3">
            <text:p>160</text:p>
          </table:table-cell>
          <table:table-cell office:value-type="float" office:value="817" table:formula="of:=[.E5]" table:style-name="ce3">
            <text:p>817</text:p>
          </table:table-cell>
          <table:table-cell office:value-type="float" office:value="5.1062500000000002" table:formula="of:=[.B18]/[.A18]" table:style-name="ce4">
            <text:p>5,106</text:p>
          </table:table-cell>
          <table:table-cell office:value-type="float" office:value="370.66947644816042" table:formula="of:=[.B18]/LOG([.A18])" table:style-name="ce4">
            <text:p>370,669</text:p>
          </table:table-cell>
          <table:table-cell office:value-type="float" office:value="2.3166842278010025" table:formula="of:=[.B18]/([.A18]*LOG([.A18]))" table:style-name="ce4">
            <text:p>2,317</text:p>
          </table:table-cell>
          <table:table-cell office:value-type="float" office:value="3.19140625E-2" table:formula="of:=[.B18]/[.A18]^2" table:style-name="ce4">
            <text:p>0,032</text:p>
          </table:table-cell>
          <table:table-cell table:number-columns-repeated="16378"/>
        </table:table-row>
        <table:table-row table:style-name="ro1">
          <table:table-cell office:value-type="float" office:value="320" table:formula="of:=[.A6]" table:style-name="ce3">
            <text:p>320</text:p>
          </table:table-cell>
          <table:table-cell office:value-type="float" office:value="685" table:formula="of:=[.E6]" table:style-name="ce3">
            <text:p>685</text:p>
          </table:table-cell>
          <table:table-cell office:value-type="float" office:value="2.140625" table:formula="of:=[.B19]/[.A19]" table:style-name="ce4">
            <text:p>2,141</text:p>
          </table:table-cell>
          <table:table-cell office:value-type="float" office:value="273.43672272244532" table:formula="of:=[.B19]/LOG([.A19])" table:style-name="ce4">
            <text:p>273,437</text:p>
          </table:table-cell>
          <table:table-cell office:value-type="float" office:value="0.85448975850764164" table:formula="of:=[.B19]/([.A19]*LOG([.A19]))" table:style-name="ce4">
            <text:p>0,854</text:p>
          </table:table-cell>
          <table:table-cell office:value-type="float" office:value="6.6894531249999997E-3" table:formula="of:=[.B19]/[.A19]^2" table:style-name="ce4">
            <text:p>0,007</text:p>
          </table:table-cell>
          <table:table-cell table:number-columns-repeated="16378"/>
        </table:table-row>
        <table:table-row table:style-name="ro1">
          <table:table-cell office:value-type="float" office:value="640" table:formula="of:=[.A7]" table:style-name="ce3">
            <text:p>640</text:p>
          </table:table-cell>
          <table:table-cell office:value-type="float" office:value="807" table:formula="of:=[.E7]" table:style-name="ce3">
            <text:p>807</text:p>
          </table:table-cell>
          <table:table-cell office:value-type="float" office:value="1.2609375" table:formula="of:=[.B20]/[.A20]" table:style-name="ce4">
            <text:p>1,261</text:p>
          </table:table-cell>
          <table:table-cell office:value-type="float" office:value="287.5795592163376" table:formula="of:=[.B20]/LOG([.A20])" table:style-name="ce4">
            <text:p>287,580</text:p>
          </table:table-cell>
          <table:table-cell office:value-type="float" office:value="0.44934306127552753" table:formula="of:=[.B20]/([.A20]*LOG([.A20]))" table:style-name="ce4">
            <text:p>0,449</text:p>
          </table:table-cell>
          <table:table-cell office:value-type="float" office:value="1.9702148437500001E-3" table:formula="of:=[.B20]/[.A20]^2" table:style-name="ce4">
            <text:p>0,002</text:p>
          </table:table-cell>
          <table:table-cell table:number-columns-repeated="16378"/>
        </table:table-row>
        <table:table-row table:style-name="ro1">
          <table:table-cell office:value-type="float" office:value="1280" table:formula="of:=[.A8]" table:style-name="ce3">
            <text:p>1280</text:p>
          </table:table-cell>
          <table:table-cell office:value-type="float" office:value="831" table:formula="of:=[.E8]" table:style-name="ce3">
            <text:p>831</text:p>
          </table:table-cell>
          <table:table-cell office:value-type="float" office:value="0.64921874999999996" table:formula="of:=[.B21]/[.A21]" table:style-name="ce4">
            <text:p>0,649</text:p>
          </table:table-cell>
          <table:table-cell office:value-type="float" office:value="267.44249925735625" table:formula="of:=[.B21]/LOG([.A21])" table:style-name="ce4">
            <text:p>267,442</text:p>
          </table:table-cell>
          <table:table-cell office:value-type="float" office:value="0.20893945254480958" table:formula="of:=[.B21]/([.A21]*LOG([.A21]))" table:style-name="ce4">
            <text:p>0,209</text:p>
          </table:table-cell>
          <table:table-cell office:value-type="float" office:value="5.0720214843750003E-4" table:formula="of:=[.B21]/[.A21]^2" table:style-name="ce4">
            <text:p>0,001</text:p>
          </table:table-cell>
          <table:table-cell table:number-columns-repeated="16378"/>
        </table:table-row>
        <table:table-row table:style-name="ro1">
          <table:table-cell office:value-type="float" office:value="2560" table:formula="of:=[.A9]" table:style-name="ce3">
            <text:p>2560</text:p>
          </table:table-cell>
          <table:table-cell office:value-type="float" office:value="565" table:formula="of:=[.E9]" table:style-name="ce3">
            <text:p>565</text:p>
          </table:table-cell>
          <table:table-cell office:value-type="float" office:value="0.220703125" table:formula="of:=[.B22]/[.A22]" table:style-name="ce4">
            <text:p>0,221</text:p>
          </table:table-cell>
          <table:table-cell office:value-type="float" office:value="165.77471238833479" table:formula="of:=[.B22]/LOG([.A22])" table:style-name="ce4">
            <text:p>165,775</text:p>
          </table:table-cell>
          <table:table-cell office:value-type="float" office:value="6.4755747026693275E-2" table:formula="of:=[.B22]/([.A22]*LOG([.A22]))" table:style-name="ce4">
            <text:p>0,065</text:p>
          </table:table-cell>
          <table:table-cell office:value-type="float" office:value="8.6212158203125005E-5" table:formula="of:=[.B22]/[.A22]^2" table:style-name="ce4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5120" table:formula="of:=[.A10]" table:style-name="ce3">
            <text:p>5120</text:p>
          </table:table-cell>
          <table:table-cell office:value-type="float" office:value="1595" table:formula="of:=[.E10]" table:style-name="ce3">
            <text:p>1595</text:p>
          </table:table-cell>
          <table:table-cell office:value-type="float" office:value="0.3115234375" table:formula="of:=[.B23]/[.A23]" table:style-name="ce4">
            <text:p>0,312</text:p>
          </table:table-cell>
          <table:table-cell office:value-type="float" office:value="430.00375189202703" table:formula="of:=[.B23]/LOG([.A23])" table:style-name="ce4">
            <text:p>430,004</text:p>
          </table:table-cell>
          <table:table-cell office:value-type="float" office:value="8.3985107791411537E-2" table:formula="of:=[.B23]/([.A23]*LOG([.A23]))" table:style-name="ce4">
            <text:p>0,084</text:p>
          </table:table-cell>
          <table:table-cell office:value-type="float" office:value="6.0844421386718747E-5" table:formula="of:=[.B23]/[.A23]^2" table:style-name="ce4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10240" table:formula="of:=[.A11]" table:style-name="ce3">
            <text:p>10240</text:p>
          </table:table-cell>
          <table:table-cell office:value-type="float" office:value="7072" table:formula="of:=[.E11]" table:style-name="ce3">
            <text:p>7072</text:p>
          </table:table-cell>
          <table:table-cell office:value-type="float" office:value="0.69062500000000004" table:formula="of:=[.B24]/[.A24]" table:style-name="ce4">
            <text:p>0,691</text:p>
          </table:table-cell>
          <table:table-cell office:value-type="float" office:value="1763.45911190283" table:formula="of:=[.B24]/LOG([.A24])" table:style-name="ce4">
            <text:p>1763,459</text:p>
          </table:table-cell>
          <table:table-cell office:value-type="float" office:value="0.17221280389676075" table:formula="of:=[.B24]/([.A24]*LOG([.A24]))" table:style-name="ce4">
            <text:p>0,172</text:p>
          </table:table-cell>
          <table:table-cell office:value-type="float" office:value="6.7443847656249999E-5" table:formula="of:=[.B24]/[.A24]^2" table:style-name="ce4">
            <text:p>0,000</text:p>
          </table:table-cell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  <table:table table:name="isZero" table:style-name="ta2"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6" table:number-columns-repeated="16378" table:default-cell-style-name="ce1"/>
        <table:table-row table:style-name="ro1"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50" table:style-name="ce5">
            <text:p>50</text:p>
          </table:table-cell>
          <table:table-cell office:value-type="float" office:value="75" table:style-name="ce5">
            <text:p>75</text:p>
          </table:table-cell>
          <table:table-cell office:value-type="float" office:value="100" table:style-name="ce5">
            <text:p>100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71528" table:style-name="ce1">
            <text:p>71528</text:p>
          </table:table-cell>
          <table:table-cell office:value-type="float" office:value="16547" table:style-name="ce1">
            <text:p>16547</text:p>
          </table:table-cell>
          <table:table-cell office:value-type="float" office:value="16959" table:style-name="ce1">
            <text:p>16959</text:p>
          </table:table-cell>
          <table:table-cell office:value-type="float" office:value="25423" table:style-name="ce1">
            <text:p>25423</text:p>
          </table:table-cell>
          <table:table-cell table:number-columns-repeated="16379" table:style-name="ce1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33306" table:style-name="ce1">
            <text:p>33306</text:p>
          </table:table-cell>
          <table:table-cell office:value-type="float" office:value="50861" table:style-name="ce1">
            <text:p>50861</text:p>
          </table:table-cell>
          <table:table-cell office:value-type="float" office:value="39126" table:style-name="ce1">
            <text:p>39126</text:p>
          </table:table-cell>
          <table:table-cell office:value-type="float" office:value="42716" table:style-name="ce1">
            <text:p>42716</text:p>
          </table:table-cell>
          <table:table-cell table:number-columns-repeated="16379" table:style-name="ce1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71765" table:style-name="ce1">
            <text:p>71765</text:p>
          </table:table-cell>
          <table:table-cell office:value-type="float" office:value="64268" table:style-name="ce1">
            <text:p>64268</text:p>
          </table:table-cell>
          <table:table-cell office:value-type="float" office:value="54390" table:style-name="ce1">
            <text:p>54390</text:p>
          </table:table-cell>
          <table:table-cell office:value-type="float" office:value="65382" table:style-name="ce1">
            <text:p>65382</text:p>
          </table:table-cell>
          <table:table-cell table:number-columns-repeated="16379" table:style-name="ce1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float" office:value="102816" table:style-name="ce1">
            <text:p>102816</text:p>
          </table:table-cell>
          <table:table-cell office:value-type="float" office:value="91007" table:style-name="ce1">
            <text:p>91007</text:p>
          </table:table-cell>
          <table:table-cell office:value-type="float" office:value="111231" table:style-name="ce1">
            <text:p>111231</text:p>
          </table:table-cell>
          <table:table-cell office:value-type="float" office:value="76780" table:style-name="ce1">
            <text:p>76780</text:p>
          </table:table-cell>
          <table:table-cell table:style-name="ce1"/>
          <table:table-cell table:style-name="ce1">
            <draw:frame draw:z-index="1" draw:id="id9" draw:style-name="a9" draw:name="Gráfico 1" svg:x="0.27083in" svg:y="0.16667in" svg:width="5.57292in" svg:height="3.38542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320" table:style-name="ce5">
            <text:p>320</text:p>
          </table:table-cell>
          <table:table-cell office:value-type="float" office:value="111824" table:style-name="ce1">
            <text:p>111824</text:p>
          </table:table-cell>
          <table:table-cell office:value-type="float" office:value="106879" table:style-name="ce1">
            <text:p>106879</text:p>
          </table:table-cell>
          <table:table-cell office:value-type="float" office:value="114703" table:style-name="ce1">
            <text:p>114703</text:p>
          </table:table-cell>
          <table:table-cell office:value-type="float" office:value="111678" table:style-name="ce1">
            <text:p>111678</text:p>
          </table:table-cell>
          <table:table-cell table:number-columns-repeated="16379" table:style-name="ce1"/>
        </table:table-row>
        <table:table-row table:style-name="ro1">
          <table:table-cell office:value-type="float" office:value="640" table:style-name="ce5">
            <text:p>640</text:p>
          </table:table-cell>
          <table:table-cell office:value-type="float" office:value="232126" table:style-name="ce1">
            <text:p>232126</text:p>
          </table:table-cell>
          <table:table-cell office:value-type="float" office:value="226622" table:style-name="ce1">
            <text:p>226622</text:p>
          </table:table-cell>
          <table:table-cell office:value-type="float" office:value="233504" table:style-name="ce1">
            <text:p>233504</text:p>
          </table:table-cell>
          <table:table-cell office:value-type="float" office:value="216353" table:style-name="ce1">
            <text:p>216353</text:p>
          </table:table-cell>
          <table:table-cell table:number-columns-repeated="16379" table:style-name="ce1"/>
        </table:table-row>
        <table:table-row table:style-name="ro1">
          <table:table-cell office:value-type="float" office:value="1280" table:style-name="ce5">
            <text:p>1280</text:p>
          </table:table-cell>
          <table:table-cell office:value-type="float" office:value="440350" table:style-name="ce1">
            <text:p>440350</text:p>
          </table:table-cell>
          <table:table-cell office:value-type="float" office:value="451173" table:style-name="ce1">
            <text:p>451173</text:p>
          </table:table-cell>
          <table:table-cell office:value-type="float" office:value="475560" table:style-name="ce1">
            <text:p>475560</text:p>
          </table:table-cell>
          <table:table-cell office:value-type="float" office:value="527269" table:style-name="ce1">
            <text:p>527269</text:p>
          </table:table-cell>
          <table:table-cell table:number-columns-repeated="16379" table:style-name="ce1"/>
        </table:table-row>
        <table:table-row table:style-name="ro1">
          <table:table-cell office:value-type="float" office:value="2560" table:style-name="ce5">
            <text:p>2560</text:p>
          </table:table-cell>
          <table:table-cell office:value-type="float" office:value="839392" table:style-name="ce1">
            <text:p>839392</text:p>
          </table:table-cell>
          <table:table-cell office:value-type="float" office:value="830954" table:style-name="ce1">
            <text:p>830954</text:p>
          </table:table-cell>
          <table:table-cell office:value-type="float" office:value="749775" table:style-name="ce1">
            <text:p>749775</text:p>
          </table:table-cell>
          <table:table-cell office:value-type="float" office:value="832986" table:style-name="ce1">
            <text:p>832986</text:p>
          </table:table-cell>
          <table:table-cell table:number-columns-repeated="16379" table:style-name="ce1"/>
        </table:table-row>
        <table:table-row table:style-name="ro1">
          <table:table-cell office:value-type="float" office:value="5120" table:style-name="ce5">
            <text:p>5120</text:p>
          </table:table-cell>
          <table:table-cell office:value-type="float" office:value="1863878" table:style-name="ce1">
            <text:p>1863878</text:p>
          </table:table-cell>
          <table:table-cell office:value-type="float" office:value="1843304" table:style-name="ce1">
            <text:p>1843304</text:p>
          </table:table-cell>
          <table:table-cell office:value-type="float" office:value="1582800" table:style-name="ce1">
            <text:p>1582800</text:p>
          </table:table-cell>
          <table:table-cell office:value-type="float" office:value="1594087" table:style-name="ce1">
            <text:p>1594087</text:p>
          </table:table-cell>
          <table:table-cell table:number-columns-repeated="16379" table:style-name="ce1"/>
        </table:table-row>
        <table:table-row table:style-name="ro1">
          <table:table-cell office:value-type="float" office:value="10240" table:style-name="ce5">
            <text:p>10240</text:p>
          </table:table-cell>
          <table:table-cell office:value-type="float" office:value="3485316" table:style-name="ce1">
            <text:p>3485316</text:p>
          </table:table-cell>
          <table:table-cell office:value-type="float" office:value="3419470" table:style-name="ce1">
            <text:p>3419470</text:p>
          </table:table-cell>
          <table:table-cell office:value-type="float" office:value="1800303" table:style-name="ce1">
            <text:p>1800303</text:p>
          </table:table-cell>
          <table:table-cell office:value-type="float" office:value="898713" table:style-name="ce1">
            <text:p>898713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T/N</text:p>
          </table:table-cell>
          <table:table-cell office:value-type="string" table:style-name="ce2">
            <text:p>T/log(N)</text:p>
          </table:table-cell>
          <table:table-cell office:value-type="string" table:style-name="ce2">
            <text:p>T/(N·log N)</text:p>
          </table:table-cell>
          <table:table-cell office:value-type="string" table:style-name="ce2">
            <text:p>T/N<text:span text:style-name="T1">2</text:span></text:p>
          </table:table-cell>
          <table:table-cell table:number-columns-repeated="16378"/>
        </table:table-row>
        <table:table-row table:style-name="ro1">
          <table:table-cell office:value-type="float" office:value="20" table:formula="of:=[.A2]" table:style-name="ce3">
            <text:p>20</text:p>
          </table:table-cell>
          <table:table-cell office:value-type="float" office:value="25423" table:formula="of:=[.E2]" table:style-name="ce3">
            <text:p>25423</text:p>
          </table:table-cell>
          <table:table-cell office:value-type="float" office:value="1271.1500000000001" table:formula="of:=[.B15]/[.A15]" table:style-name="ce4">
            <text:p>1271,150</text:p>
          </table:table-cell>
          <table:table-cell office:value-type="float" office:value="19540.671686839443" table:formula="of:=[.B15]/LOG([.A15])" table:style-name="ce4">
            <text:p>19540,672</text:p>
          </table:table-cell>
          <table:table-cell office:value-type="float" office:value="977.03358434197207" table:formula="of:=[.B15]/([.A15]*LOG([.A15]))" table:style-name="ce4">
            <text:p>977,034</text:p>
          </table:table-cell>
          <table:table-cell office:value-type="float" office:value="63.557499999999997" table:formula="of:=[.B15]/[.A15]^2" table:style-name="ce4">
            <text:p>63,558</text:p>
          </table:table-cell>
          <table:table-cell table:number-columns-repeated="16378"/>
        </table:table-row>
        <table:table-row table:style-name="ro1">
          <table:table-cell office:value-type="float" office:value="40" table:formula="of:=[.A3]" table:style-name="ce3">
            <text:p>40</text:p>
          </table:table-cell>
          <table:table-cell office:value-type="float" office:value="42716" table:formula="of:=[.E3]" table:style-name="ce3">
            <text:p>42716</text:p>
          </table:table-cell>
          <table:table-cell office:value-type="float" office:value="1067.9000000000001" table:formula="of:=[.B16]/[.A16]" table:style-name="ce4">
            <text:p>1067,900</text:p>
          </table:table-cell>
          <table:table-cell office:value-type="float" office:value="26663.171311451522" table:formula="of:=[.B16]/LOG([.A16])" table:style-name="ce4">
            <text:p>26663,171</text:p>
          </table:table-cell>
          <table:table-cell office:value-type="float" office:value="666.5792827862881" table:formula="of:=[.B16]/([.A16]*LOG([.A16]))" table:style-name="ce4">
            <text:p>666,579</text:p>
          </table:table-cell>
          <table:table-cell office:value-type="float" office:value="26.697500000000002" table:formula="of:=[.B16]/[.A16]^2" table:style-name="ce4">
            <text:p>26,698</text:p>
          </table:table-cell>
          <table:table-cell table:number-columns-repeated="16378"/>
        </table:table-row>
        <table:table-row table:style-name="ro1">
          <table:table-cell office:value-type="float" office:value="80" table:formula="of:=[.A4]" table:style-name="ce3">
            <text:p>80</text:p>
          </table:table-cell>
          <table:table-cell office:value-type="float" office:value="65382" table:formula="of:=[.E4]" table:style-name="ce3">
            <text:p>65382</text:p>
          </table:table-cell>
          <table:table-cell office:value-type="float" office:value="817.27499999999998" table:formula="of:=[.B17]/[.A17]" table:style-name="ce4">
            <text:p>817,275</text:p>
          </table:table-cell>
          <table:table-cell office:value-type="float" office:value="34355.705955525467" table:formula="of:=[.B17]/LOG([.A17])" table:style-name="ce4">
            <text:p>34355,706</text:p>
          </table:table-cell>
          <table:table-cell office:value-type="float" office:value="429.44632444406835" table:formula="of:=[.B17]/([.A17]*LOG([.A17]))" table:style-name="ce4">
            <text:p>429,446</text:p>
          </table:table-cell>
          <table:table-cell office:value-type="float" office:value="10.215937500000001" table:formula="of:=[.B17]/[.A17]^2" table:style-name="ce4">
            <text:p>10,216</text:p>
          </table:table-cell>
          <table:table-cell table:number-columns-repeated="16378"/>
        </table:table-row>
        <table:table-row table:style-name="ro1">
          <table:table-cell office:value-type="float" office:value="160" table:formula="of:=[.A5]" table:style-name="ce3">
            <text:p>160</text:p>
          </table:table-cell>
          <table:table-cell office:value-type="float" office:value="76780" table:formula="of:=[.E5]" table:style-name="ce3">
            <text:p>76780</text:p>
          </table:table-cell>
          <table:table-cell office:value-type="float" office:value="479.875" table:formula="of:=[.B18]/[.A18]" table:style-name="ce4">
            <text:p>479,875</text:p>
          </table:table-cell>
          <table:table-cell office:value-type="float" office:value="34834.76426155417" table:formula="of:=[.B18]/LOG([.A18])" table:style-name="ce4">
            <text:p>34834,764</text:p>
          </table:table-cell>
          <table:table-cell office:value-type="float" office:value="217.71727663471356" table:formula="of:=[.B18]/([.A18]*LOG([.A18]))" table:style-name="ce4">
            <text:p>217,717</text:p>
          </table:table-cell>
          <table:table-cell office:value-type="float" office:value="2.9992187499999998" table:formula="of:=[.B18]/[.A18]^2" table:style-name="ce4">
            <text:p>2,999</text:p>
          </table:table-cell>
          <table:table-cell table:number-columns-repeated="16378"/>
        </table:table-row>
        <table:table-row table:style-name="ro1">
          <table:table-cell office:value-type="float" office:value="320" table:formula="of:=[.A6]" table:style-name="ce3">
            <text:p>320</text:p>
          </table:table-cell>
          <table:table-cell office:value-type="float" office:value="111678" table:formula="of:=[.E6]" table:style-name="ce3">
            <text:p>111678</text:p>
          </table:table-cell>
          <table:table-cell office:value-type="float" office:value="348.99374999999998" table:formula="of:=[.B19]/[.A19]" table:style-name="ce4">
            <text:p>348,994</text:p>
          </table:table-cell>
          <table:table-cell office:value-type="float" office:value="44579.366890798905" table:formula="of:=[.B19]/LOG([.A19])" table:style-name="ce4">
            <text:p>44579,367</text:p>
          </table:table-cell>
          <table:table-cell office:value-type="float" office:value="139.31052153374657" table:formula="of:=[.B19]/([.A19]*LOG([.A19]))" table:style-name="ce4">
            <text:p>139,311</text:p>
          </table:table-cell>
          <table:table-cell office:value-type="float" office:value="1.09060546875" table:formula="of:=[.B19]/[.A19]^2" table:style-name="ce4">
            <text:p>1,091</text:p>
          </table:table-cell>
          <table:table-cell table:number-columns-repeated="16378"/>
        </table:table-row>
        <table:table-row table:style-name="ro1">
          <table:table-cell office:value-type="float" office:value="640" table:formula="of:=[.A7]" table:style-name="ce3">
            <text:p>640</text:p>
          </table:table-cell>
          <table:table-cell office:value-type="float" office:value="216353" table:formula="of:=[.E7]" table:style-name="ce3">
            <text:p>216353</text:p>
          </table:table-cell>
          <table:table-cell office:value-type="float" office:value="338.05156249999999" table:formula="of:=[.B20]/[.A20]" table:style-name="ce4">
            <text:p>338,052</text:p>
          </table:table-cell>
          <table:table-cell office:value-type="float" office:value="77098.761307474953" table:formula="of:=[.B20]/LOG([.A20])" table:style-name="ce4">
            <text:p>77098,761</text:p>
          </table:table-cell>
          <table:table-cell office:value-type="float" office:value="120.46681454292963" table:formula="of:=[.B20]/([.A20]*LOG([.A20]))" table:style-name="ce4">
            <text:p>120,467</text:p>
          </table:table-cell>
          <table:table-cell office:value-type="float" office:value="0.52820556640625005" table:formula="of:=[.B20]/[.A20]^2" table:style-name="ce4">
            <text:p>0,528</text:p>
          </table:table-cell>
          <table:table-cell table:number-columns-repeated="16378"/>
        </table:table-row>
        <table:table-row table:style-name="ro1">
          <table:table-cell office:value-type="float" office:value="1280" table:formula="of:=[.A8]" table:style-name="ce3">
            <text:p>1280</text:p>
          </table:table-cell>
          <table:table-cell office:value-type="float" office:value="527269" table:formula="of:=[.E8]" table:style-name="ce3">
            <text:p>527269</text:p>
          </table:table-cell>
          <table:table-cell office:value-type="float" office:value="411.92890625000001" table:formula="of:=[.B21]/[.A21]" table:style-name="ce4">
            <text:p>411,929</text:p>
          </table:table-cell>
          <table:table-cell office:value-type="float" office:value="169692.10486272801" table:formula="of:=[.B21]/LOG([.A21])" table:style-name="ce4">
            <text:p>169692,105</text:p>
          </table:table-cell>
          <table:table-cell office:value-type="float" office:value="132.57195692400626" table:formula="of:=[.B21]/([.A21]*LOG([.A21]))" table:style-name="ce4">
            <text:p>132,572</text:p>
          </table:table-cell>
          <table:table-cell office:value-type="float" office:value="0.32181945800781248" table:formula="of:=[.B21]/[.A21]^2" table:style-name="ce4">
            <text:p>0,322</text:p>
          </table:table-cell>
          <table:table-cell table:number-columns-repeated="16378"/>
        </table:table-row>
        <table:table-row table:style-name="ro1">
          <table:table-cell office:value-type="float" office:value="2560" table:formula="of:=[.A9]" table:style-name="ce3">
            <text:p>2560</text:p>
          </table:table-cell>
          <table:table-cell office:value-type="float" office:value="832986" table:formula="of:=[.E9]" table:style-name="ce3">
            <text:p>832986</text:p>
          </table:table-cell>
          <table:table-cell office:value-type="float" office:value="325.38515625000002" table:formula="of:=[.B22]/[.A22]" table:style-name="ce4">
            <text:p>325,385</text:p>
          </table:table-cell>
          <table:table-cell office:value-type="float" office:value="244403.56561683086" table:formula="of:=[.B22]/LOG([.A22])" table:style-name="ce4">
            <text:p>244403,566</text:p>
          </table:table-cell>
          <table:table-cell office:value-type="float" office:value="95.470142819074567" table:formula="of:=[.B22]/([.A22]*LOG([.A22]))" table:style-name="ce4">
            <text:p>95,470</text:p>
          </table:table-cell>
          <table:table-cell office:value-type="float" office:value="0.12710357666015626" table:formula="of:=[.B22]/[.A22]^2" table:style-name="ce4">
            <text:p>0,127</text:p>
          </table:table-cell>
          <table:table-cell table:number-columns-repeated="16378"/>
        </table:table-row>
        <table:table-row table:style-name="ro1">
          <table:table-cell office:value-type="float" office:value="5120" table:formula="of:=[.A10]" table:style-name="ce3">
            <text:p>5120</text:p>
          </table:table-cell>
          <table:table-cell office:value-type="float" office:value="1594087" table:formula="of:=[.E10]" table:style-name="ce3">
            <text:p>1594087</text:p>
          </table:table-cell>
          <table:table-cell office:value-type="float" office:value="311.34511718750002" table:formula="of:=[.B23]/[.A23]" table:style-name="ce4">
            <text:p>311,345</text:p>
          </table:table-cell>
          <table:table-cell office:value-type="float" office:value="429757.6118133578" table:formula="of:=[.B23]/LOG([.A23])" table:style-name="ce4">
            <text:p>429757,612</text:p>
          </table:table-cell>
          <table:table-cell office:value-type="float" office:value="83.937033557296459" table:formula="of:=[.B23]/([.A23]*LOG([.A23]))" table:style-name="ce4">
            <text:p>83,937</text:p>
          </table:table-cell>
          <table:table-cell office:value-type="float" office:value="6.0809593200683597E-2" table:formula="of:=[.B23]/[.A23]^2" table:style-name="ce4">
            <text:p>0,061</text:p>
          </table:table-cell>
          <table:table-cell table:number-columns-repeated="16378"/>
        </table:table-row>
        <table:table-row table:style-name="ro1">
          <table:table-cell office:value-type="float" office:value="10240" table:formula="of:=[.A11]" table:style-name="ce3">
            <text:p>10240</text:p>
          </table:table-cell>
          <table:table-cell office:value-type="float" office:value="898713" table:formula="of:=[.E11]" table:style-name="ce3">
            <text:p>898713</text:p>
          </table:table-cell>
          <table:table-cell office:value-type="float" office:value="87.764941406250003" table:formula="of:=[.B24]/[.A24]" table:style-name="ce4">
            <text:p>87,765</text:p>
          </table:table-cell>
          <table:table-cell office:value-type="float" office:value="224101.19186022738" table:formula="of:=[.B24]/LOG([.A24])" table:style-name="ce4">
            <text:p>224101,192</text:p>
          </table:table-cell>
          <table:table-cell office:value-type="float" office:value="21.884882017600329" table:formula="of:=[.B24]/([.A24]*LOG([.A24]))" table:style-name="ce4">
            <text:p>21,885</text:p>
          </table:table-cell>
          <table:table-cell office:value-type="float" office:value="8.5707950592041008E-3" table:formula="of:=[.B24]/[.A24]^2" table:style-name="ce4">
            <text:p>0,009</text:p>
          </table:table-cell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  <table:table table:name="greater" table:style-name="ta2">
        <table:table-column table:style-name="co1" table:default-cell-style-name="ce1"/>
        <table:table-column table:style-name="co11" table:default-cell-style-name="ce1"/>
        <table:table-column table:style-name="co13" table:default-cell-style-name="ce1"/>
        <table:table-column table:style-name="co20" table:default-cell-style-name="ce1"/>
        <table:table-column table:style-name="co4" table:default-cell-style-name="ce1"/>
        <table:table-column table:style-name="co19" table:default-cell-style-name="ce1"/>
        <table:table-column table:style-name="co6" table:number-columns-repeated="16378" table:default-cell-style-name="ce1"/>
        <table:table-row table:style-name="ro1"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50" table:style-name="ce5">
            <text:p>50</text:p>
          </table:table-cell>
          <table:table-cell office:value-type="float" office:value="75" table:style-name="ce5">
            <text:p>75</text:p>
          </table:table-cell>
          <table:table-cell office:value-type="float" office:value="100" table:style-name="ce5">
            <text:p>100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23849" table:style-name="ce1">
            <text:p>23849</text:p>
          </table:table-cell>
          <table:table-cell office:value-type="float" office:value="677" table:style-name="ce1">
            <text:p>677</text:p>
          </table:table-cell>
          <table:table-cell office:value-type="float" office:value="424" table:style-name="ce1">
            <text:p>424</text:p>
          </table:table-cell>
          <table:table-cell office:value-type="float" office:value="371" table:style-name="ce1">
            <text:p>371</text:p>
          </table:table-cell>
          <table:table-cell table:style-name="ce1"/>
          <table:table-cell table:style-name="ce1">
            <draw:frame draw:z-index="2" draw:id="id11" draw:style-name="a11" draw:name="Gráfico 3" svg:x="0.64583in" svg:y="0.07292in" svg:width="5.38542in" svg:height="3.22917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472" table:style-name="ce1">
            <text:p>472</text:p>
          </table:table-cell>
          <table:table-cell office:value-type="float" office:value="380" table:style-name="ce1">
            <text:p>380</text:p>
          </table:table-cell>
          <table:table-cell office:value-type="float" office:value="355" table:style-name="ce1">
            <text:p>355</text:p>
          </table:table-cell>
          <table:table-cell office:value-type="float" office:value="328" table:style-name="ce1">
            <text:p>328</text:p>
          </table:table-cell>
          <table:table-cell table:number-columns-repeated="16379" table:style-name="ce1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434" table:style-name="ce1">
            <text:p>434</text:p>
          </table:table-cell>
          <table:table-cell office:value-type="float" office:value="338" table:style-name="ce1">
            <text:p>338</text:p>
          </table:table-cell>
          <table:table-cell office:value-type="float" office:value="369" table:style-name="ce1">
            <text:p>369</text:p>
          </table:table-cell>
          <table:table-cell office:value-type="float" office:value="357" table:style-name="ce1">
            <text:p>357</text:p>
          </table:table-cell>
          <table:table-cell table:number-columns-repeated="16379" table:style-name="ce1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367" table:style-name="ce1">
            <text:p>367</text:p>
          </table:table-cell>
          <table:table-cell office:value-type="float" office:value="336" table:style-name="ce1">
            <text:p>336</text:p>
          </table:table-cell>
          <table:table-cell office:value-type="float" office:value="434" table:style-name="ce1">
            <text:p>434</text:p>
          </table:table-cell>
          <table:table-cell table:number-columns-repeated="16379" table:style-name="ce1"/>
        </table:table-row>
        <table:table-row table:style-name="ro1">
          <table:table-cell office:value-type="float" office:value="320" table:style-name="ce5">
            <text:p>320</text:p>
          </table:table-cell>
          <table:table-cell office:value-type="float" office:value="460" table:style-name="ce1">
            <text:p>460</text:p>
          </table:table-cell>
          <table:table-cell office:value-type="float" office:value="399" table:style-name="ce1">
            <text:p>399</text:p>
          </table:table-cell>
          <table:table-cell office:value-type="float" office:value="318" table:style-name="ce1">
            <text:p>318</text:p>
          </table:table-cell>
          <table:table-cell office:value-type="float" office:value="341" table:style-name="ce1">
            <text:p>341</text:p>
          </table:table-cell>
          <table:table-cell table:number-columns-repeated="16379" table:style-name="ce1"/>
        </table:table-row>
        <table:table-row table:style-name="ro1">
          <table:table-cell office:value-type="float" office:value="640" table:style-name="ce5">
            <text:p>640</text:p>
          </table:table-cell>
          <table:table-cell office:value-type="float" office:value="1434" table:style-name="ce1">
            <text:p>1434</text:p>
          </table:table-cell>
          <table:table-cell office:value-type="float" office:value="412" table:style-name="ce1">
            <text:p>412</text:p>
          </table:table-cell>
          <table:table-cell office:value-type="float" office:value="399" table:style-name="ce1">
            <text:p>399</text:p>
          </table:table-cell>
          <table:table-cell office:value-type="float" office:value="541" table:style-name="ce1">
            <text:p>541</text:p>
          </table:table-cell>
          <table:table-cell table:number-columns-repeated="16379" table:style-name="ce1"/>
        </table:table-row>
        <table:table-row table:style-name="ro1">
          <table:table-cell office:value-type="float" office:value="1280" table:style-name="ce5">
            <text:p>1280</text:p>
          </table:table-cell>
          <table:table-cell office:value-type="float" office:value="568" table:style-name="ce1">
            <text:p>568</text:p>
          </table:table-cell>
          <table:table-cell office:value-type="float" office:value="428" table:style-name="ce1">
            <text:p>428</text:p>
          </table:table-cell>
          <table:table-cell office:value-type="float" office:value="470" table:style-name="ce1">
            <text:p>470</text:p>
          </table:table-cell>
          <table:table-cell office:value-type="float" office:value="386" table:style-name="ce1">
            <text:p>386</text:p>
          </table:table-cell>
          <table:table-cell table:number-columns-repeated="16379" table:style-name="ce1"/>
        </table:table-row>
        <table:table-row table:style-name="ro1">
          <table:table-cell office:value-type="float" office:value="2560" table:style-name="ce5">
            <text:p>2560</text:p>
          </table:table-cell>
          <table:table-cell office:value-type="float" office:value="563" table:style-name="ce1">
            <text:p>563</text:p>
          </table:table-cell>
          <table:table-cell office:value-type="float" office:value="453" table:style-name="ce1">
            <text:p>453</text:p>
          </table:table-cell>
          <table:table-cell office:value-type="float" office:value="1136" table:style-name="ce1">
            <text:p>1136</text:p>
          </table:table-cell>
          <table:table-cell office:value-type="float" office:value="520" table:style-name="ce1">
            <text:p>520</text:p>
          </table:table-cell>
          <table:table-cell table:number-columns-repeated="16379" table:style-name="ce1"/>
        </table:table-row>
        <table:table-row table:style-name="ro1">
          <table:table-cell office:value-type="float" office:value="5120" table:style-name="ce5">
            <text:p>5120</text:p>
          </table:table-cell>
          <table:table-cell office:value-type="float" office:value="664" table:style-name="ce1">
            <text:p>664</text:p>
          </table:table-cell>
          <table:table-cell office:value-type="float" office:value="740" table:style-name="ce1">
            <text:p>740</text:p>
          </table:table-cell>
          <table:table-cell office:value-type="float" office:value="614" table:style-name="ce1">
            <text:p>614</text:p>
          </table:table-cell>
          <table:table-cell office:value-type="float" office:value="672" table:style-name="ce1">
            <text:p>672</text:p>
          </table:table-cell>
          <table:table-cell table:number-columns-repeated="16379" table:style-name="ce1"/>
        </table:table-row>
        <table:table-row table:style-name="ro1">
          <table:table-cell office:value-type="float" office:value="10240" table:style-name="ce5">
            <text:p>10240</text:p>
          </table:table-cell>
          <table:table-cell office:value-type="float" office:value="1213" table:style-name="ce1">
            <text:p>1213</text:p>
          </table:table-cell>
          <table:table-cell office:value-type="float" office:value="807" table:style-name="ce1">
            <text:p>807</text:p>
          </table:table-cell>
          <table:table-cell office:value-type="float" office:value="1482" table:style-name="ce1">
            <text:p>1482</text:p>
          </table:table-cell>
          <table:table-cell office:value-type="float" office:value="728" table:style-name="ce1">
            <text:p>728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N</text:p>
          </table:table-cell>
          <table:table-cell office:value-type="string" table:style-name="ce2">
            <text:p>T</text:p>
          </table:table-cell>
          <table:table-cell office:value-type="string" table:style-name="ce2">
            <text:p>T/N</text:p>
          </table:table-cell>
          <table:table-cell office:value-type="string" table:style-name="ce2">
            <text:p>T/log(N)</text:p>
          </table:table-cell>
          <table:table-cell office:value-type="string" table:style-name="ce2">
            <text:p>T/(N·log N)</text:p>
          </table:table-cell>
          <table:table-cell office:value-type="string" table:style-name="ce2">
            <text:p>T/N<text:span text:style-name="T1">2</text:span></text:p>
          </table:table-cell>
          <table:table-cell table:number-columns-repeated="16378"/>
        </table:table-row>
        <table:table-row table:style-name="ro1">
          <table:table-cell office:value-type="float" office:value="20" table:formula="of:=[.A2]" table:style-name="ce3">
            <text:p>20</text:p>
          </table:table-cell>
          <table:table-cell office:value-type="float" office:value="371" table:formula="of:=[.E2]" table:style-name="ce3">
            <text:p>371</text:p>
          </table:table-cell>
          <table:table-cell office:value-type="float" office:value="18.55" table:formula="of:=[.B15]/[.A15]" table:style-name="ce4">
            <text:p>18,550</text:p>
          </table:table-cell>
          <table:table-cell office:value-type="float" office:value="285.15868291772932" table:formula="of:=[.B15]/LOG([.A15])" table:style-name="ce4">
            <text:p>285,159</text:p>
          </table:table-cell>
          <table:table-cell office:value-type="float" office:value="14.257934145886466" table:formula="of:=[.B15]/([.A15]*LOG([.A15]))" table:style-name="ce4">
            <text:p>14,258</text:p>
          </table:table-cell>
          <table:table-cell office:value-type="float" office:value="0.92749999999999999" table:formula="of:=[.B15]/[.A15]^2" table:style-name="ce4">
            <text:p>0,928</text:p>
          </table:table-cell>
          <table:table-cell table:number-columns-repeated="16378"/>
        </table:table-row>
        <table:table-row table:style-name="ro1">
          <table:table-cell office:value-type="float" office:value="40" table:formula="of:=[.A3]" table:style-name="ce3">
            <text:p>40</text:p>
          </table:table-cell>
          <table:table-cell office:value-type="float" office:value="328" table:formula="of:=[.E3]" table:style-name="ce3">
            <text:p>328</text:p>
          </table:table-cell>
          <table:table-cell office:value-type="float" office:value="8.1999999999999993" table:formula="of:=[.B16]/[.A16]" table:style-name="ce4">
            <text:p>8,200</text:p>
          </table:table-cell>
          <table:table-cell office:value-type="float" office:value="204.73640299082544" table:formula="of:=[.B16]/LOG([.A16])" table:style-name="ce4">
            <text:p>204,736</text:p>
          </table:table-cell>
          <table:table-cell office:value-type="float" office:value="5.1184100747706367" table:formula="of:=[.B16]/([.A16]*LOG([.A16]))" table:style-name="ce4">
            <text:p>5,118</text:p>
          </table:table-cell>
          <table:table-cell office:value-type="float" office:value="0.20499999999999999" table:formula="of:=[.B16]/[.A16]^2" table:style-name="ce4">
            <text:p>0,205</text:p>
          </table:table-cell>
          <table:table-cell table:number-columns-repeated="16378"/>
        </table:table-row>
        <table:table-row table:style-name="ro1">
          <table:table-cell office:value-type="float" office:value="80" table:formula="of:=[.A4]" table:style-name="ce3">
            <text:p>80</text:p>
          </table:table-cell>
          <table:table-cell office:value-type="float" office:value="357" table:formula="of:=[.E4]" table:style-name="ce3">
            <text:p>357</text:p>
          </table:table-cell>
          <table:table-cell office:value-type="float" office:value="4.4625000000000004" table:formula="of:=[.B17]/[.A17]" table:style-name="ce4">
            <text:p>4,463</text:p>
          </table:table-cell>
          <table:table-cell office:value-type="float" office:value="187.58965810349321" table:formula="of:=[.B17]/LOG([.A17])" table:style-name="ce4">
            <text:p>187,590</text:p>
          </table:table-cell>
          <table:table-cell office:value-type="float" office:value="2.344870726293665" table:formula="of:=[.B17]/([.A17]*LOG([.A17]))" table:style-name="ce4">
            <text:p>2,345</text:p>
          </table:table-cell>
          <table:table-cell office:value-type="float" office:value="5.5781249999999998E-2" table:formula="of:=[.B17]/[.A17]^2" table:style-name="ce4">
            <text:p>0,056</text:p>
          </table:table-cell>
          <table:table-cell table:style-name="ce1">
            <draw:frame draw:z-index="1" draw:id="id10" draw:style-name="a10" draw:name="Gráfico 2" svg:x="0.42708in" svg:y="0.16667in" svg:width="5.57292in" svg:height="3.38542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160" table:formula="of:=[.A5]" table:style-name="ce3">
            <text:p>160</text:p>
          </table:table-cell>
          <table:table-cell office:value-type="float" office:value="434" table:formula="of:=[.E5]" table:style-name="ce3">
            <text:p>434</text:p>
          </table:table-cell>
          <table:table-cell office:value-type="float" office:value="2.7124999999999999" table:formula="of:=[.B18]/[.A18]" table:style-name="ce4">
            <text:p>2,713</text:p>
          </table:table-cell>
          <table:table-cell office:value-type="float" office:value="196.90398136903502" table:formula="of:=[.B18]/LOG([.A18])" table:style-name="ce4">
            <text:p>196,904</text:p>
          </table:table-cell>
          <table:table-cell office:value-type="float" office:value="1.230649883556469" table:formula="of:=[.B18]/([.A18]*LOG([.A18]))" table:style-name="ce4">
            <text:p>1,231</text:p>
          </table:table-cell>
          <table:table-cell office:value-type="float" office:value="1.6953124999999999E-2" table:formula="of:=[.B18]/[.A18]^2" table:style-name="ce4">
            <text:p>0,017</text:p>
          </table:table-cell>
          <table:table-cell table:number-columns-repeated="16378"/>
        </table:table-row>
        <table:table-row table:style-name="ro1">
          <table:table-cell office:value-type="float" office:value="320" table:formula="of:=[.A6]" table:style-name="ce3">
            <text:p>320</text:p>
          </table:table-cell>
          <table:table-cell office:value-type="float" office:value="341" table:formula="of:=[.E6]" table:style-name="ce3">
            <text:p>341</text:p>
          </table:table-cell>
          <table:table-cell office:value-type="float" office:value="1.065625" table:formula="of:=[.B19]/[.A19]" table:style-name="ce4">
            <text:p>1,066</text:p>
          </table:table-cell>
          <table:table-cell office:value-type="float" office:value="136.11959481511511" table:formula="of:=[.B19]/LOG([.A19])" table:style-name="ce4">
            <text:p>136,120</text:p>
          </table:table-cell>
          <table:table-cell office:value-type="float" office:value="0.4253737337972347" table:formula="of:=[.B19]/([.A19]*LOG([.A19]))" table:style-name="ce4">
            <text:p>0,425</text:p>
          </table:table-cell>
          <table:table-cell office:value-type="float" office:value="3.3300781250000001E-3" table:formula="of:=[.B19]/[.A19]^2" table:style-name="ce4">
            <text:p>0,003</text:p>
          </table:table-cell>
          <table:table-cell table:number-columns-repeated="16378"/>
        </table:table-row>
        <table:table-row table:style-name="ro1">
          <table:table-cell office:value-type="float" office:value="640" table:formula="of:=[.A7]" table:style-name="ce3">
            <text:p>640</text:p>
          </table:table-cell>
          <table:table-cell office:value-type="float" office:value="541" table:formula="of:=[.E7]" table:style-name="ce3">
            <text:p>541</text:p>
          </table:table-cell>
          <table:table-cell office:value-type="float" office:value="0.84531250000000002" table:formula="of:=[.B20]/[.A20]" table:style-name="ce4">
            <text:p>0,845</text:p>
          </table:table-cell>
          <table:table-cell office:value-type="float" office:value="192.78877513759437" table:formula="of:=[.B20]/LOG([.A20])" table:style-name="ce4">
            <text:p>192,789</text:p>
          </table:table-cell>
          <table:table-cell office:value-type="float" office:value="0.30123246115249119" table:formula="of:=[.B20]/([.A20]*LOG([.A20]))" table:style-name="ce4">
            <text:p>0,301</text:p>
          </table:table-cell>
          <table:table-cell office:value-type="float" office:value="1.32080078125E-3" table:formula="of:=[.B20]/[.A20]^2" table:style-name="ce4">
            <text:p>0,001</text:p>
          </table:table-cell>
          <table:table-cell table:number-columns-repeated="16378"/>
        </table:table-row>
        <table:table-row table:style-name="ro1">
          <table:table-cell office:value-type="float" office:value="1280" table:formula="of:=[.A8]" table:style-name="ce3">
            <text:p>1280</text:p>
          </table:table-cell>
          <table:table-cell office:value-type="float" office:value="386" table:formula="of:=[.E8]" table:style-name="ce3">
            <text:p>386</text:p>
          </table:table-cell>
          <table:table-cell office:value-type="float" office:value="0.30156250000000001" table:formula="of:=[.B21]/[.A21]" table:style-name="ce4">
            <text:p>0,302</text:p>
          </table:table-cell>
          <table:table-cell office:value-type="float" office:value="124.22720182110652" table:formula="of:=[.B21]/LOG([.A21])" table:style-name="ce4">
            <text:p>124,227</text:p>
          </table:table-cell>
          <table:table-cell office:value-type="float" office:value="9.7052501422739468E-2" table:formula="of:=[.B21]/([.A21]*LOG([.A21]))" table:style-name="ce4">
            <text:p>0,097</text:p>
          </table:table-cell>
          <table:table-cell office:value-type="float" office:value="2.3559570312499999E-4" table:formula="of:=[.B21]/[.A21]^2" table:style-name="ce4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560" table:formula="of:=[.A9]" table:style-name="ce3">
            <text:p>2560</text:p>
          </table:table-cell>
          <table:table-cell office:value-type="float" office:value="520" table:formula="of:=[.E9]" table:style-name="ce3">
            <text:p>520</text:p>
          </table:table-cell>
          <table:table-cell office:value-type="float" office:value="0.203125" table:formula="of:=[.B22]/[.A22]" table:style-name="ce4">
            <text:p>0,203</text:p>
          </table:table-cell>
          <table:table-cell office:value-type="float" office:value="152.57141671138777" table:formula="of:=[.B22]/LOG([.A22])" table:style-name="ce4">
            <text:p>152,571</text:p>
          </table:table-cell>
          <table:table-cell office:value-type="float" office:value="5.9598209652885849E-2" table:formula="of:=[.B22]/([.A22]*LOG([.A22]))" table:style-name="ce4">
            <text:p>0,060</text:p>
          </table:table-cell>
          <table:table-cell office:value-type="float" office:value="7.9345703125000003E-5" table:formula="of:=[.B22]/[.A22]^2" table:style-name="ce4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5120" table:formula="of:=[.A10]" table:style-name="ce3">
            <text:p>5120</text:p>
          </table:table-cell>
          <table:table-cell office:value-type="float" office:value="672" table:formula="of:=[.E10]" table:style-name="ce3">
            <text:p>672</text:p>
          </table:table-cell>
          <table:table-cell office:value-type="float" office:value="0.13125000000000001" table:formula="of:=[.B23]/[.A23]" table:style-name="ce4">
            <text:p>0,131</text:p>
          </table:table-cell>
          <table:table-cell office:value-type="float" office:value="181.16772493507347" table:formula="of:=[.B23]/LOG([.A23])" table:style-name="ce4">
            <text:p>181,168</text:p>
          </table:table-cell>
          <table:table-cell office:value-type="float" office:value="3.5384321276381539E-2" table:formula="of:=[.B23]/([.A23]*LOG([.A23]))" table:style-name="ce4">
            <text:p>0,035</text:p>
          </table:table-cell>
          <table:table-cell office:value-type="float" office:value="2.5634765624999999E-5" table:formula="of:=[.B23]/[.A23]^2" table:style-name="ce4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10240" table:formula="of:=[.A11]" table:style-name="ce3">
            <text:p>10240</text:p>
          </table:table-cell>
          <table:table-cell office:value-type="float" office:value="728" table:formula="of:=[.E11]" table:style-name="ce3">
            <text:p>728</text:p>
          </table:table-cell>
          <table:table-cell office:value-type="float" office:value="7.1093749999999997E-2" table:formula="of:=[.B24]/[.A24]" table:style-name="ce4">
            <text:p>0,071</text:p>
          </table:table-cell>
          <table:table-cell office:value-type="float" office:value="181.53255563705602" table:formula="of:=[.B24]/LOG([.A24])" table:style-name="ce4">
            <text:p>181,533</text:p>
          </table:table-cell>
          <table:table-cell office:value-type="float" office:value="1.7727788636431253E-2" table:formula="of:=[.B24]/([.A24]*LOG([.A24]))" table:style-name="ce4">
            <text:p>0,018</text:p>
          </table:table-cell>
          <table:table-cell office:value-type="float" office:value="6.9427490234375002E-6" table:formula="of:=[.B24]/[.A24]^2" table:style-name="ce4">
            <text:p>0,000</text:p>
          </table:table-cell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7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yo peris</dc:creator>
    <dc:date>2019-05-28T11:09:38Z</dc:date>
    <meta:editing-cycles>2</meta:editing-cycles>
    <meta:editing-duration>PT62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scientific-number number:decimal-places="1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40">
      <style:chart-properties chart:gap-width="150" chart:overlap="10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76.0000787401575pt" svg:width="418.4999212598425pt" chart:style-name="Crt0">
        <chart:title svg:x="153.5437007874016pt" svg:y="6.16763779527559pt" chart:style-name="CT00">
          <text:p text:style-name="a0" text:class-names="" text:cond-style-name="">Coste Temporal "addValue"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º de cifas del 1º número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empo (ns)</text:p>
            </chart:title>
            <chart:grid chart:class="major" chart:style-name="GMa1"/>
          </chart:axis>
          <chart:series chart:values-cell-range-address="addValue.$B$2:.$B$11" chart:class="chart:scatter" chart:attached-axis="primary-y" chart:style-name="G0S0">
            <chart:domain table:cell-range-address="addValue.$A$2:.$A$11"/>
            <chart:data-point chart:repeated="10"/>
          </chart:series>
          <chart:series chart:values-cell-range-address="addValue.$C$2:.$C$11" chart:class="chart:scatter" chart:attached-axis="primary-y" chart:style-name="G0S1">
            <chart:domain table:cell-range-address="addValue.$A$2:.$A$11"/>
            <chart:data-point chart:repeated="10"/>
          </chart:series>
          <chart:series chart:values-cell-range-address="addValue.$D$2:.$D$11" chart:class="chart:scatter" chart:attached-axis="primary-y" chart:style-name="G0S2">
            <chart:domain table:cell-range-address="addValue.$A$2:.$A$11"/>
            <chart:data-point chart:repeated="10"/>
          </chart:series>
          <chart:series chart:values-cell-range-address="addValue.$E$2:.$E$11" chart:class="chart:scatter" chart:attached-axis="primary-y" chart:style-name="G0S3">
            <chart:domain table:cell-range-address="addValue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scientific-number number:decimal-places="1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40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43.7500787401575pt" svg:width="401.25pt" chart:style-name="Crt0">
        <chart:title svg:x="147.2148031496063pt" svg:y="5.446929133858267pt" chart:style-name="CT00">
          <text:p text:style-name="a0" text:class-names="" text:cond-style-name="">Coste Temporal "isZero"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º de cifas del 1º número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empo (ns)</text:p>
            </chart:title>
            <chart:grid chart:class="major" chart:style-name="GMa1"/>
          </chart:axis>
          <chart:series chart:values-cell-range-address="isZero.$B$2:.$B$11" chart:class="chart:scatter" chart:attached-axis="primary-y" chart:style-name="G0S0">
            <chart:domain table:cell-range-address="isZero.$A$2:.$A$11"/>
            <chart:data-point chart:repeated="10"/>
          </chart:series>
          <chart:series chart:values-cell-range-address="isZero.$C$2:.$C$11" chart:class="chart:scatter" chart:attached-axis="primary-y" chart:style-name="G0S1">
            <chart:domain table:cell-range-address="isZero.$A$2:.$A$11"/>
            <chart:data-point chart:repeated="10"/>
          </chart:series>
          <chart:series chart:values-cell-range-address="isZero.$D$2:.$D$11" chart:class="chart:scatter" chart:attached-axis="primary-y" chart:style-name="G0S2">
            <chart:domain table:cell-range-address="isZero.$A$2:.$A$11"/>
            <chart:data-point chart:repeated="10"/>
          </chart:series>
          <chart:series chart:values-cell-range-address="isZero.$E$2:.$E$11" chart:class="chart:scatter" chart:attached-axis="primary-y" chart:style-name="G0S3">
            <chart:domain table:cell-range-address="isZero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scientific-number number:decimal-places="1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40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43.7500787401575pt" svg:width="401.25pt" chart:style-name="Crt0">
        <chart:title svg:x="147.2148031496063pt" svg:y="5.446929133858267pt" chart:style-name="CT00">
          <text:p text:style-name="a0" text:class-names="" text:cond-style-name="">Coste Temporal "greater"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º de cifas del 1º número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empo (ns)</text:p>
            </chart:title>
            <chart:grid chart:class="major" chart:style-name="GMa1"/>
          </chart:axis>
          <chart:series chart:values-cell-range-address="greater.$B$3:.$B$11" chart:class="chart:scatter" chart:attached-axis="primary-y" chart:style-name="G0S0">
            <chart:domain table:cell-range-address="greater.$A$3:.$A$11"/>
            <chart:data-point chart:repeated="9"/>
          </chart:series>
          <chart:series chart:values-cell-range-address="greater.$C$2:.$C$11" chart:class="chart:scatter" chart:attached-axis="primary-y" chart:style-name="G0S1">
            <chart:domain table:cell-range-address="greater.$A$2:.$A$11"/>
            <chart:data-point chart:repeated="10"/>
          </chart:series>
          <chart:series chart:values-cell-range-address="greater.$D$2:.$D$11" chart:class="chart:scatter" chart:attached-axis="primary-y" chart:style-name="G0S2">
            <chart:domain table:cell-range-address="greater.$A$2:.$A$11"/>
            <chart:data-point chart:repeated="10"/>
          </chart:series>
          <chart:series chart:values-cell-range-address="greater.$E$2:.$E$11" chart:class="chart:scatter" chart:attached-axis="primary-y" chart:style-name="G0S3">
            <chart:domain table:cell-range-address="greater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scientific-number number:decimal-places="1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40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264478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e480e" svg:stroke-opacity="100%" draw:stroke-linejoin="round" svg:stroke-linecap="round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636363" svg:stroke-opacity="100%" draw:stroke-linejoin="round" svg:stroke-linecap="round"/>
    </style:style>
    <style:style style:family="chart" style:name="G0S9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973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32.4999212598425pt" svg:width="387.75pt" chart:style-name="Crt0">
        <chart:title svg:x="142.261811023622pt" svg:y="5.195511811023622pt" chart:style-name="CT00">
          <text:p text:style-name="a0" text:class-names="" text:cond-style-name="">Coste Temporal "greater"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% de cifras del 2º número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empo (ns)</text:p>
            </chart:title>
            <chart:grid chart:class="major" chart:style-name="GMa1"/>
          </chart:axis>
          <chart:series chart:values-cell-range-address="greater.$C$2:.$E$2" chart:class="chart:scatter" chart:attached-axis="primary-y" chart:style-name="G0S0">
            <chart:domain table:cell-range-address="greater.$C$1:.$E$1"/>
            <chart:data-point chart:repeated="3"/>
          </chart:series>
          <chart:series chart:values-cell-range-address="greater.$B$3:.$E$3" chart:class="chart:scatter" chart:attached-axis="primary-y" chart:style-name="G0S1">
            <chart:domain table:cell-range-address="greater.$B$1:.$E$1"/>
            <chart:data-point chart:repeated="4"/>
          </chart:series>
          <chart:series chart:values-cell-range-address="greater.$B$4:.$E$4" chart:class="chart:scatter" chart:attached-axis="primary-y" chart:style-name="G0S2">
            <chart:domain table:cell-range-address="greater.$B$1:.$E$1"/>
            <chart:data-point chart:repeated="4"/>
          </chart:series>
          <chart:series chart:values-cell-range-address="greater.$B$5:.$E$5" chart:class="chart:scatter" chart:attached-axis="primary-y" chart:style-name="G0S3">
            <chart:domain table:cell-range-address="greater.$B$1:.$E$1"/>
            <chart:data-point chart:repeated="4"/>
          </chart:series>
          <chart:series chart:values-cell-range-address="greater.$B$6:.$E$6" chart:class="chart:scatter" chart:attached-axis="primary-y" chart:style-name="G0S4">
            <chart:domain table:cell-range-address="greater.$B$1:.$E$1"/>
            <chart:data-point chart:repeated="4"/>
          </chart:series>
          <chart:series chart:values-cell-range-address="greater.$B$7:.$E$7" chart:class="chart:scatter" chart:attached-axis="primary-y" chart:style-name="G0S5">
            <chart:domain table:cell-range-address="greater.$B$1:.$E$1"/>
            <chart:data-point chart:repeated="4"/>
          </chart:series>
          <chart:series chart:values-cell-range-address="greater.$B$8:.$E$8" chart:class="chart:scatter" chart:attached-axis="primary-y" chart:style-name="G0S6">
            <chart:domain table:cell-range-address="greater.$B$1:.$E$1"/>
            <chart:data-point chart:repeated="4"/>
          </chart:series>
          <chart:series chart:values-cell-range-address="greater.$B$9:.$E$9" chart:class="chart:scatter" chart:attached-axis="primary-y" chart:style-name="G0S7">
            <chart:domain table:cell-range-address="greater.$B$1:.$E$1"/>
            <chart:data-point chart:repeated="4"/>
          </chart:series>
          <chart:series chart:values-cell-range-address="greater.$B$10:.$E$10" chart:class="chart:scatter" chart:attached-axis="primary-y" chart:style-name="G0S8">
            <chart:domain table:cell-range-address="greater.$B$1:.$E$1"/>
            <chart:data-point chart:repeated="4"/>
          </chart:series>
          <chart:series chart:values-cell-range-address="greater.$B$11:.$E$11" chart:class="chart:scatter" chart:attached-axis="primary-y" chart:style-name="G0S9">
            <chart:domain table:cell-range-address="greater.$B$1:.$E$1"/>
            <chart:data-point chart:repeated="4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scientific-number number:decimal-places="1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40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264478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e480e" svg:stroke-opacity="100%" draw:stroke-linejoin="round" svg:stroke-linecap="round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636363" svg:stroke-opacity="100%" draw:stroke-linejoin="round" svg:stroke-linecap="round"/>
    </style:style>
    <style:style style:family="chart" style:name="G0S9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973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3.4999212598425pt" svg:width="387.75pt" chart:style-name="Crt0">
        <chart:title svg:x="142.261811023622pt" svg:y="4.994409448818898pt" chart:style-name="CT00">
          <text:p text:style-name="a0" text:class-names="" text:cond-style-name="">Coste Temporal "addValue"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% de cifras del 2º número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empo (ns)</text:p>
            </chart:title>
            <chart:grid chart:class="major" chart:style-name="GMa1"/>
          </chart:axis>
          <chart:series chart:values-cell-range-address="addValue.$B$2:.$E$2" chart:class="chart:scatter" chart:attached-axis="primary-y" chart:style-name="G0S0">
            <chart:domain table:cell-range-address="addValue.$B$1:.$E$1"/>
            <chart:data-point chart:repeated="4"/>
          </chart:series>
          <chart:series chart:values-cell-range-address="addValue.$B$3:.$E$3" chart:class="chart:scatter" chart:attached-axis="primary-y" chart:style-name="G0S1">
            <chart:domain table:cell-range-address="addValue.$B$1:.$E$1"/>
            <chart:data-point chart:repeated="4"/>
          </chart:series>
          <chart:series chart:values-cell-range-address="addValue.$B$4:.$E$4" chart:class="chart:scatter" chart:attached-axis="primary-y" chart:style-name="G0S2">
            <chart:domain table:cell-range-address="addValue.$B$1:.$E$1"/>
            <chart:data-point chart:repeated="4"/>
          </chart:series>
          <chart:series chart:values-cell-range-address="addValue.$B$5:.$E$5" chart:class="chart:scatter" chart:attached-axis="primary-y" chart:style-name="G0S3">
            <chart:domain table:cell-range-address="addValue.$B$1:.$E$1"/>
            <chart:data-point chart:repeated="4"/>
          </chart:series>
          <chart:series chart:values-cell-range-address="addValue.$B$6:.$E$6" chart:class="chart:scatter" chart:attached-axis="primary-y" chart:style-name="G0S4">
            <chart:domain table:cell-range-address="addValue.$B$1:.$E$1"/>
            <chart:data-point chart:repeated="4"/>
          </chart:series>
          <chart:series chart:values-cell-range-address="addValue.$B$7:.$E$7" chart:class="chart:scatter" chart:attached-axis="primary-y" chart:style-name="G0S5">
            <chart:domain table:cell-range-address="addValue.$B$1:.$E$1"/>
            <chart:data-point chart:repeated="4"/>
          </chart:series>
          <chart:series chart:values-cell-range-address="addValue.$B$8:.$E$8" chart:class="chart:scatter" chart:attached-axis="primary-y" chart:style-name="G0S6">
            <chart:domain table:cell-range-address="addValue.$B$1:.$E$1"/>
            <chart:data-point chart:repeated="4"/>
          </chart:series>
          <chart:series chart:values-cell-range-address="addValue.$B$9:.$E$9" chart:class="chart:scatter" chart:attached-axis="primary-y" chart:style-name="G0S7">
            <chart:domain table:cell-range-address="addValue.$B$1:.$E$1"/>
            <chart:data-point chart:repeated="4"/>
          </chart:series>
          <chart:series chart:values-cell-range-address="addValue.$B$10:.$E$10" chart:class="chart:scatter" chart:attached-axis="primary-y" chart:style-name="G0S8">
            <chart:domain table:cell-range-address="addValue.$B$1:.$E$1"/>
            <chart:data-point chart:repeated="4"/>
          </chart:series>
          <chart:series chart:values-cell-range-address="addValue.$B$11:.$E$11" chart:class="chart:scatter" chart:attached-axis="primary-y" chart:style-name="G0S9">
            <chart:domain table:cell-range-address="addValue.$B$1:.$E$1"/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scientific-number number:decimal-places="1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40">
      <style:chart-properties chart:gap-width="150" chart:overlap="10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1.2500787401575pt" svg:width="422.9999212598425pt" chart:style-name="Crt0">
        <chart:title svg:x="155.1946456692913pt" svg:y="4.944173228346457pt" chart:style-name="CT00">
          <text:p text:style-name="a0" text:class-names="" text:cond-style-name="">Coste Temporal "subValue"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º de cifas de 1º número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empo (ns)</text:p>
            </chart:title>
            <chart:grid chart:class="major" chart:style-name="GMa1"/>
          </chart:axis>
          <chart:series chart:values-cell-range-address="subValue.$B$2:.$B$11" chart:class="chart:scatter" chart:attached-axis="primary-y" chart:style-name="G0S0">
            <chart:domain table:cell-range-address="subValue.$A$2:.$A$11"/>
            <chart:data-point chart:repeated="10"/>
          </chart:series>
          <chart:series chart:values-cell-range-address="subValue.$C$2:.$C$11" chart:class="chart:scatter" chart:attached-axis="primary-y" chart:style-name="G0S1">
            <chart:domain table:cell-range-address="subValue.$A$2:.$A$11"/>
            <chart:data-point chart:repeated="10"/>
          </chart:series>
          <chart:series chart:values-cell-range-address="subValue.$D$2:.$D$11" chart:class="chart:scatter" chart:attached-axis="primary-y" chart:style-name="G0S2">
            <chart:domain table:cell-range-address="subValue.$A$2:.$A$11"/>
            <chart:data-point chart:repeated="10"/>
          </chart:series>
          <chart:series chart:values-cell-range-address="subValue.$E$2:.$E$11" chart:class="chart:scatter" chart:attached-axis="primary-y" chart:style-name="G0S3">
            <chart:domain table:cell-range-address="subValue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scientific-number number:decimal-places="1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40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264478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e480e" svg:stroke-opacity="100%" draw:stroke-linejoin="round" svg:stroke-linecap="round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636363" svg:stroke-opacity="100%" draw:stroke-linejoin="round" svg:stroke-linecap="round"/>
    </style:style>
    <style:style style:family="chart" style:name="G0S9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973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33.2499212598425pt" svg:width="387.75pt" chart:style-name="Crt0">
        <chart:title svg:x="142.261811023622pt" svg:y="5.21228346456693pt" chart:style-name="CT00">
          <text:p text:style-name="a0" text:class-names="" text:cond-style-name="">Coste Temporal "subValue"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% de cifras del 2º número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empo (ns)</text:p>
            </chart:title>
            <chart:grid chart:class="major" chart:style-name="GMa1"/>
          </chart:axis>
          <chart:series chart:values-cell-range-address="subValue.$B$2:.$E$2" chart:class="chart:scatter" chart:attached-axis="primary-y" chart:style-name="G0S0">
            <chart:domain table:cell-range-address="subValue.$B$1:.$E$1"/>
            <chart:data-point chart:repeated="4"/>
          </chart:series>
          <chart:series chart:values-cell-range-address="subValue.$B$3:.$E$3" chart:class="chart:scatter" chart:attached-axis="primary-y" chart:style-name="G0S1">
            <chart:domain table:cell-range-address="subValue.$B$1:.$E$1"/>
            <chart:data-point chart:repeated="4"/>
          </chart:series>
          <chart:series chart:values-cell-range-address="subValue.$B$4:.$E$4" chart:class="chart:scatter" chart:attached-axis="primary-y" chart:style-name="G0S2">
            <chart:domain table:cell-range-address="subValue.$B$1:.$E$1"/>
            <chart:data-point chart:repeated="4"/>
          </chart:series>
          <chart:series chart:values-cell-range-address="subValue.$B$5:.$E$5" chart:class="chart:scatter" chart:attached-axis="primary-y" chart:style-name="G0S3">
            <chart:domain table:cell-range-address="subValue.$B$1:.$E$1"/>
            <chart:data-point chart:repeated="4"/>
          </chart:series>
          <chart:series chart:values-cell-range-address="subValue.$B$6:.$E$6" chart:class="chart:scatter" chart:attached-axis="primary-y" chart:style-name="G0S4">
            <chart:domain table:cell-range-address="subValue.$B$1:.$E$1"/>
            <chart:data-point chart:repeated="4"/>
          </chart:series>
          <chart:series chart:values-cell-range-address="subValue.$B$7:.$E$7" chart:class="chart:scatter" chart:attached-axis="primary-y" chart:style-name="G0S5">
            <chart:domain table:cell-range-address="subValue.$B$1:.$E$1"/>
            <chart:data-point chart:repeated="4"/>
          </chart:series>
          <chart:series chart:values-cell-range-address="subValue.$B$8:.$E$8" chart:class="chart:scatter" chart:attached-axis="primary-y" chart:style-name="G0S6">
            <chart:domain table:cell-range-address="subValue.$B$1:.$E$1"/>
            <chart:data-point chart:repeated="4"/>
          </chart:series>
          <chart:series chart:values-cell-range-address="subValue.$B$9:.$E$9" chart:class="chart:scatter" chart:attached-axis="primary-y" chart:style-name="G0S7">
            <chart:domain table:cell-range-address="subValue.$B$1:.$E$1"/>
            <chart:data-point chart:repeated="4"/>
          </chart:series>
          <chart:series chart:values-cell-range-address="subValue.$B$10:.$E$10" chart:class="chart:scatter" chart:attached-axis="primary-y" chart:style-name="G0S8">
            <chart:domain table:cell-range-address="subValue.$B$1:.$E$1"/>
            <chart:data-point chart:repeated="4"/>
          </chart:series>
          <chart:series chart:values-cell-range-address="subValue.$B$11:.$E$11" chart:class="chart:scatter" chart:attached-axis="primary-y" chart:style-name="G0S9">
            <chart:domain table:cell-range-address="subValue.$B$1:.$E$1"/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scientific-number number:decimal-places="1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40">
      <style:chart-properties chart:gap-width="150" chart:overlap="10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22.7500787401575pt" svg:width="414.7499212598425pt" chart:style-name="Crt0">
        <chart:title svg:x="152.1677952755905pt" svg:y="4.97763779527559pt" chart:style-name="CT00">
          <text:p text:style-name="a0" text:class-names="" text:cond-style-name="">Coste Temporal "subFromValue"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º de cifas del 1º número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empo (ns)</text:p>
            </chart:title>
            <chart:grid chart:class="major" chart:style-name="GMa1"/>
          </chart:axis>
          <chart:series chart:values-cell-range-address="subFromValue.$B$2:.$B$11" chart:class="chart:scatter" chart:attached-axis="primary-y" chart:style-name="G0S0">
            <chart:domain table:cell-range-address="subFromValue.$A$2:.$A$11"/>
            <chart:data-point chart:repeated="10"/>
          </chart:series>
          <chart:series chart:values-cell-range-address="subFromValue.$C$2:.$C$11" chart:class="chart:scatter" chart:attached-axis="primary-y" chart:style-name="G0S1">
            <chart:domain table:cell-range-address="subFromValue.$A$2:.$A$11"/>
            <chart:data-point chart:repeated="10"/>
          </chart:series>
          <chart:series chart:values-cell-range-address="subFromValue.$D$2:.$D$11" chart:class="chart:scatter" chart:attached-axis="primary-y" chart:style-name="G0S2">
            <chart:domain table:cell-range-address="subFromValue.$A$2:.$A$11"/>
            <chart:data-point chart:repeated="10"/>
          </chart:series>
          <chart:series chart:values-cell-range-address="subFromValue.$E$2:.$E$11" chart:class="chart:scatter" chart:attached-axis="primary-y" chart:style-name="G0S3">
            <chart:domain table:cell-range-address="subFromValue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scientific-number number:decimal-places="1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40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264478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e480e" svg:stroke-opacity="100%" draw:stroke-linejoin="round" svg:stroke-linecap="round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636363" svg:stroke-opacity="100%" draw:stroke-linejoin="round" svg:stroke-linecap="round"/>
    </style:style>
    <style:style style:family="chart" style:name="G0S9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973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33.2499212598425pt" svg:width="387.75pt" chart:style-name="Crt0">
        <chart:title svg:x="142.261811023622pt" svg:y="5.21228346456693pt" chart:style-name="CT00">
          <text:p text:style-name="a0" text:class-names="" text:cond-style-name="">Coste Temporal "subFromValue"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% de cifras del 2º número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empo (ns)</text:p>
            </chart:title>
            <chart:grid chart:class="major" chart:style-name="GMa1"/>
          </chart:axis>
          <chart:series chart:values-cell-range-address="subFromValue.$B$2:.$E$2" chart:class="chart:scatter" chart:attached-axis="primary-y" chart:style-name="G0S0">
            <chart:domain table:cell-range-address="subFromValue.$B$1:.$E$1"/>
            <chart:data-point chart:repeated="4"/>
          </chart:series>
          <chart:series chart:values-cell-range-address="subFromValue.$B$3:.$E$3" chart:class="chart:scatter" chart:attached-axis="primary-y" chart:style-name="G0S1">
            <chart:domain table:cell-range-address="subFromValue.$B$1:.$E$1"/>
            <chart:data-point chart:repeated="4"/>
          </chart:series>
          <chart:series chart:values-cell-range-address="subFromValue.$B$4:.$E$4" chart:class="chart:scatter" chart:attached-axis="primary-y" chart:style-name="G0S2">
            <chart:domain table:cell-range-address="subFromValue.$B$1:.$E$1"/>
            <chart:data-point chart:repeated="4"/>
          </chart:series>
          <chart:series chart:values-cell-range-address="subFromValue.$B$5:.$E$5" chart:class="chart:scatter" chart:attached-axis="primary-y" chart:style-name="G0S3">
            <chart:domain table:cell-range-address="subFromValue.$B$1:.$E$1"/>
            <chart:data-point chart:repeated="4"/>
          </chart:series>
          <chart:series chart:values-cell-range-address="subFromValue.$B$6:.$E$6" chart:class="chart:scatter" chart:attached-axis="primary-y" chart:style-name="G0S4">
            <chart:domain table:cell-range-address="subFromValue.$B$1:.$E$1"/>
            <chart:data-point chart:repeated="4"/>
          </chart:series>
          <chart:series chart:values-cell-range-address="subFromValue.$B$7:.$E$7" chart:class="chart:scatter" chart:attached-axis="primary-y" chart:style-name="G0S5">
            <chart:domain table:cell-range-address="subFromValue.$B$1:.$E$1"/>
            <chart:data-point chart:repeated="4"/>
          </chart:series>
          <chart:series chart:values-cell-range-address="subFromValue.$B$8:.$E$8" chart:class="chart:scatter" chart:attached-axis="primary-y" chart:style-name="G0S6">
            <chart:domain table:cell-range-address="subFromValue.$B$1:.$E$1"/>
            <chart:data-point chart:repeated="4"/>
          </chart:series>
          <chart:series chart:values-cell-range-address="subFromValue.$B$9:.$E$9" chart:class="chart:scatter" chart:attached-axis="primary-y" chart:style-name="G0S7">
            <chart:domain table:cell-range-address="subFromValue.$B$1:.$E$1"/>
            <chart:data-point chart:repeated="4"/>
          </chart:series>
          <chart:series chart:values-cell-range-address="subFromValue.$B$10:.$E$10" chart:class="chart:scatter" chart:attached-axis="primary-y" chart:style-name="G0S8">
            <chart:domain table:cell-range-address="subFromValue.$B$1:.$E$1"/>
            <chart:data-point chart:repeated="4"/>
          </chart:series>
          <chart:series chart:values-cell-range-address="subFromValue.$B$11:.$E$11" chart:class="chart:scatter" chart:attached-axis="primary-y" chart:style-name="G0S9">
            <chart:domain table:cell-range-address="subFromValue.$B$1:.$E$1"/>
            <chart:data-point chart:repeated="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scientific-number number:decimal-places="1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40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42.2500787401575pt" svg:width="401.25pt" chart:style-name="Crt0">
        <chart:title svg:x="147.2148031496063pt" svg:y="5.413385826771654pt" chart:style-name="CT00">
          <text:p text:style-name="a0" text:class-names="" text:cond-style-name="">Coste Temporal "multValue"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º de cifas del 1º número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empo (ns)</text:p>
            </chart:title>
            <chart:grid chart:class="major" chart:style-name="GMa1"/>
          </chart:axis>
          <chart:series chart:values-cell-range-address="multValue.$B$2:.$B$11" chart:class="chart:scatter" chart:attached-axis="primary-y" chart:style-name="G0S0">
            <chart:domain table:cell-range-address="multValue.$A$2:.$A$11"/>
            <chart:data-point chart:repeated="10"/>
          </chart:series>
          <chart:series chart:values-cell-range-address="multValue.$C$2:.$C$11" chart:class="chart:scatter" chart:attached-axis="primary-y" chart:style-name="G0S1">
            <chart:domain table:cell-range-address="multValue.$A$2:.$A$11"/>
            <chart:data-point chart:repeated="10"/>
          </chart:series>
          <chart:series chart:values-cell-range-address="multValue.$D$2:.$D$11" chart:class="chart:scatter" chart:attached-axis="primary-y" chart:style-name="G0S2">
            <chart:domain table:cell-range-address="multValue.$A$2:.$A$11"/>
            <chart:data-point chart:repeated="10"/>
          </chart:series>
          <chart:series chart:values-cell-range-address="multValue.$E$2:.$E$11" chart:class="chart:scatter" chart:attached-axis="primary-y" chart:style-name="G0S3">
            <chart:domain table:cell-range-address="multValue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scientific-number number:decimal-places="1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40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264478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e480e" svg:stroke-opacity="100%" draw:stroke-linejoin="round" svg:stroke-linecap="round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636363" svg:stroke-opacity="100%" draw:stroke-linejoin="round" svg:stroke-linecap="round"/>
    </style:style>
    <style:style style:family="chart" style:name="G0S9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973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33.2499212598425pt" svg:width="387.75pt" chart:style-name="Crt0">
        <chart:title svg:x="142.261811023622pt" svg:y="5.21228346456693pt" chart:style-name="CT00">
          <text:p text:style-name="a0" text:class-names="" text:cond-style-name="">Coste Temporal "multValue"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% de cifras del 2º número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empo (ns)</text:p>
            </chart:title>
            <chart:grid chart:class="major" chart:style-name="GMa1"/>
          </chart:axis>
          <chart:series chart:values-cell-range-address="multValue.$B$2:.$E$2" chart:class="chart:scatter" chart:attached-axis="primary-y" chart:style-name="G0S0">
            <chart:domain table:cell-range-address="multValue.$B$1:.$E$1"/>
            <chart:data-point chart:repeated="4"/>
          </chart:series>
          <chart:series chart:values-cell-range-address="multValue.$B$3:.$E$3" chart:class="chart:scatter" chart:attached-axis="primary-y" chart:style-name="G0S1">
            <chart:domain table:cell-range-address="multValue.$B$1:.$E$1"/>
            <chart:data-point chart:repeated="4"/>
          </chart:series>
          <chart:series chart:values-cell-range-address="multValue.$B$4:.$E$4" chart:class="chart:scatter" chart:attached-axis="primary-y" chart:style-name="G0S2">
            <chart:domain table:cell-range-address="multValue.$B$1:.$E$1"/>
            <chart:data-point chart:repeated="4"/>
          </chart:series>
          <chart:series chart:values-cell-range-address="multValue.$B$5:.$E$5" chart:class="chart:scatter" chart:attached-axis="primary-y" chart:style-name="G0S3">
            <chart:domain table:cell-range-address="multValue.$B$1:.$E$1"/>
            <chart:data-point chart:repeated="4"/>
          </chart:series>
          <chart:series chart:values-cell-range-address="multValue.$B$6:.$E$6" chart:class="chart:scatter" chart:attached-axis="primary-y" chart:style-name="G0S4">
            <chart:domain table:cell-range-address="multValue.$B$1:.$E$1"/>
            <chart:data-point chart:repeated="4"/>
          </chart:series>
          <chart:series chart:values-cell-range-address="multValue.$B$7:.$E$7" chart:class="chart:scatter" chart:attached-axis="primary-y" chart:style-name="G0S5">
            <chart:domain table:cell-range-address="multValue.$B$1:.$E$1"/>
            <chart:data-point chart:repeated="4"/>
          </chart:series>
          <chart:series chart:values-cell-range-address="multValue.$B$8:.$E$8" chart:class="chart:scatter" chart:attached-axis="primary-y" chart:style-name="G0S6">
            <chart:domain table:cell-range-address="multValue.$B$1:.$E$1"/>
            <chart:data-point chart:repeated="4"/>
          </chart:series>
          <chart:series chart:values-cell-range-address="multValue.$B$9:.$E$9" chart:class="chart:scatter" chart:attached-axis="primary-y" chart:style-name="G0S7">
            <chart:domain table:cell-range-address="multValue.$B$1:.$E$1"/>
            <chart:data-point chart:repeated="4"/>
          </chart:series>
          <chart:series chart:values-cell-range-address="multValue.$B$10:.$E$10" chart:class="chart:scatter" chart:attached-axis="primary-y" chart:style-name="G0S8">
            <chart:domain table:cell-range-address="multValue.$B$1:.$E$1"/>
            <chart:data-point chart:repeated="4"/>
          </chart:series>
          <chart:series chart:values-cell-range-address="multValue.$B$11:.$E$11" chart:class="chart:scatter" chart:attached-axis="primary-y" chart:style-name="G0S9">
            <chart:domain table:cell-range-address="multValue.$B$1:.$E$1"/>
            <chart:data-point chart:repeated="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scientific-number number:decimal-places="1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40">
      <style:chart-properties chart:gap-width="150" chart:overlap="0" chart:link-data-style-to-source="fals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45.2500787401575pt" svg:width="401.25pt" chart:style-name="Crt0">
        <chart:title svg:x="147.2148031496063pt" svg:y="5.480472440944882pt" chart:style-name="CT00">
          <text:p text:style-name="a0" text:class-names="" text:cond-style-name="">Coste Temporal "toString"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º de cifas del 1º número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empo (ns)</text:p>
            </chart:title>
            <chart:grid chart:class="major" chart:style-name="GMa1"/>
          </chart:axis>
          <chart:series chart:values-cell-range-address="toString.$B$2:.$B$11" chart:class="chart:scatter" chart:attached-axis="primary-y" chart:style-name="G0S0">
            <chart:domain table:cell-range-address="toString.$A$2:.$A$11"/>
            <chart:data-point chart:repeated="10"/>
          </chart:series>
          <chart:series chart:values-cell-range-address="toString.$C$2:.$C$11" chart:class="chart:scatter" chart:attached-axis="primary-y" chart:style-name="G0S1">
            <chart:domain table:cell-range-address="toString.$A$2:.$A$11"/>
            <chart:data-point chart:repeated="10"/>
          </chart:series>
          <chart:series chart:values-cell-range-address="toString.$D$2:.$D$11" chart:class="chart:scatter" chart:attached-axis="primary-y" chart:style-name="G0S2">
            <chart:domain table:cell-range-address="toString.$A$2:.$A$11"/>
            <chart:data-point chart:repeated="10"/>
          </chart:series>
          <chart:series chart:values-cell-range-address="toString.$E$2:.$E$11" chart:class="chart:scatter" chart:attached-axis="primary-y" chart:style-name="G0S3">
            <chart:domain table:cell-range-address="toString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